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1.011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wrap-option="wrap" fo:border="0.018cm solid #000000"/>
      <style:text-properties fo:hyphenate="false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/>
      <style:text-properties fo:hyphenate="false"/>
    </style:style>
    <style:style style:name="ce6" style:family="table-cell" style:parent-style-name="Default">
      <style:table-cell-properties fo:border-bottom="0.011cm solid #000000" fo:border-left="none" fo:border-right="none" fo:border-top="none"/>
    </style:style>
    <style:style style:name="ce7" style:family="table-cell" style:parent-style-name="Default">
      <style:table-cell-properties fo:wrap-option="wrap" fo:border="0.018cm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5103"/>
    <style:style style:name="ce11" style:family="table-cell" style:parent-style-name="Default" style:data-style-name="N5103">
      <style:table-cell-properties fo:border-bottom="0.011cm solid #000000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Alumno</text:p>
          </table:table-cell>
          <table:table-cell/>
          <table:table-cell table:style-name="ce5" office:value-type="string">
            <text:p>Nota Media Bachillerato</text:p>
          </table:table-cell>
          <table:table-cell table:style-name="ce8" office:value-type="string">
            <text:p>Nota Asignatura</text:p>
          </table:table-cell>
          <table:table-cell table:number-columns-repeated="7"/>
        </table:table-row>
        <table:table-row table:style-name="ro2">
          <table:table-cell office:value-type="string">
            <text:p>Bergas</text:p>
          </table:table-cell>
          <table:table-cell office:value-type="string">
            <text:p>Alumno 1</text:p>
          </table:table-cell>
          <table:table-cell office:value-type="float" office:value="7.7">
            <text:p>7,7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office:value-type="string">
            <text:p>Calvo</text:p>
          </table:table-cell>
          <table:table-cell office:value-type="string">
            <text:p>Alumno 2</text:p>
          </table:table-cell>
          <table:table-cell office:value-type="float" office:value="7">
            <text:p>7</text:p>
          </table:table-cell>
          <table:table-cell office:value-type="float" office:value="2.25">
            <text:p>2,25</text:p>
          </table:table-cell>
          <table:table-cell table:number-columns-repeated="7"/>
        </table:table-row>
        <table:table-row table:style-name="ro2">
          <table:table-cell office:value-type="string">
            <text:p>Comendador</text:p>
          </table:table-cell>
          <table:table-cell office:value-type="string">
            <text:p>Alumno 3</text:p>
          </table:table-cell>
          <table:table-cell office:value-type="float" office:value="5.5">
            <text:p>5,5</text:p>
          </table:table-cell>
          <table:table-cell office:value-type="float" office:value="4.75">
            <text:p>4,75</text:p>
          </table:table-cell>
          <table:table-cell table:number-columns-repeated="7"/>
        </table:table-row>
        <table:table-row table:style-name="ro2">
          <table:table-cell office:value-type="string">
            <text:p>Díaz</text:p>
          </table:table-cell>
          <table:table-cell office:value-type="string">
            <text:p>Alumno 4</text:p>
          </table:table-cell>
          <table:table-cell office:value-type="float" office:value="6.2">
            <text:p>6,2</text:p>
          </table:table-cell>
          <table:table-cell office:value-type="float" office:value="4.25">
            <text:p>4,25</text:p>
          </table:table-cell>
          <table:table-cell table:number-columns-repeated="7"/>
        </table:table-row>
        <table:table-row table:style-name="ro2">
          <table:table-cell office:value-type="string">
            <text:p>Femenias</text:p>
          </table:table-cell>
          <table:table-cell office:value-type="string">
            <text:p>Alumno 5</text:p>
          </table:table-cell>
          <table:table-cell office:value-type="float" office:value="6.9">
            <text:p>6,9</text:p>
          </table:table-cell>
          <table:table-cell office:value-type="float" office:value="4.75">
            <text:p>4,75</text:p>
          </table:table-cell>
          <table:table-cell table:number-columns-repeated="7"/>
        </table:table-row>
        <table:table-row table:style-name="ro2">
          <table:table-cell office:value-type="string">
            <text:p>Fontclara</text:p>
          </table:table-cell>
          <table:table-cell office:value-type="string">
            <text:p>Alumno 6</text:p>
          </table:table-cell>
          <table:table-cell office:value-type="float" office:value="5.8">
            <text:p>5,8</text:p>
          </table:table-cell>
          <table:table-cell office:value-type="float" office:value="0.75">
            <text:p>0,75</text:p>
          </table:table-cell>
          <table:table-cell table:number-columns-repeated="7"/>
        </table:table-row>
        <table:table-row table:style-name="ro2">
          <table:table-cell office:value-type="string">
            <text:p>García M.</text:p>
          </table:table-cell>
          <table:table-cell office:value-type="string">
            <text:p>Alumno 7</text:p>
          </table:table-cell>
          <table:table-cell office:value-type="float" office:value="7.9">
            <text:p>7,9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García R.</text:p>
          </table:table-cell>
          <table:table-cell office:value-type="string">
            <text:p>Alumno 8</text:p>
          </table:table-cell>
          <table:table-cell office:value-type="float" office:value="6.7">
            <text:p>6,7</text:p>
          </table:table-cell>
          <table:table-cell office:value-type="float" office:value="3.75">
            <text:p>3,75</text:p>
          </table:table-cell>
          <table:table-cell table:number-columns-repeated="7"/>
        </table:table-row>
        <table:table-row table:style-name="ro2">
          <table:table-cell office:value-type="string">
            <text:p>Giménez</text:p>
          </table:table-cell>
          <table:table-cell office:value-type="string">
            <text:p>Alumno 9</text:p>
          </table:table-cell>
          <table:table-cell office:value-type="float" office:value="7.2">
            <text:p>7,2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López</text:p>
          </table:table-cell>
          <table:table-cell office:value-type="string">
            <text:p>Alumno 10</text:p>
          </table:table-cell>
          <table:table-cell office:value-type="float" office:value="5.4">
            <text:p>5,4</text:p>
          </table:table-cell>
          <table:table-cell office:value-type="float" office:value="5.75">
            <text:p>5,75</text:p>
          </table:table-cell>
          <table:table-cell table:number-columns-repeated="7"/>
        </table:table-row>
        <table:table-row table:style-name="ro2">
          <table:table-cell office:value-type="string">
            <text:p>Mayol</text:p>
          </table:table-cell>
          <table:table-cell office:value-type="string">
            <text:p>Alumno 11</text:p>
          </table:table-cell>
          <table:table-cell office:value-type="float" office:value="6.6">
            <text:p>6,6</text:p>
          </table:table-cell>
          <table:table-cell office:value-type="float" office:value="4.75">
            <text:p>4,75</text:p>
          </table:table-cell>
          <table:table-cell table:number-columns-repeated="7"/>
        </table:table-row>
        <table:table-row table:style-name="ro2">
          <table:table-cell office:value-type="string">
            <text:p>Montes</text:p>
          </table:table-cell>
          <table:table-cell office:value-type="string">
            <text:p>Alumno 12</text:p>
          </table:table-cell>
          <table:table-cell office:value-type="float" office:value="8">
            <text:p>8</text:p>
          </table:table-cell>
          <table:table-cell office:value-type="float" office:value="6.25">
            <text:p>6,25</text:p>
          </table:table-cell>
          <table:table-cell table:number-columns-repeated="7"/>
        </table:table-row>
        <table:table-row table:style-name="ro2">
          <table:table-cell office:value-type="string">
            <text:p>Moreno</text:p>
          </table:table-cell>
          <table:table-cell office:value-type="string">
            <text:p>Alumno 13</text:p>
          </table:table-cell>
          <table:table-cell office:value-type="float" office:value="6.8">
            <text:p>6,8</text:p>
          </table:table-cell>
          <table:table-cell office:value-type="float" office:value="0.75">
            <text:p>0,75</text:p>
          </table:table-cell>
          <table:table-cell table:number-columns-repeated="7"/>
        </table:table-row>
        <table:table-row table:style-name="ro2">
          <table:table-cell office:value-type="string">
            <text:p>Oliver</text:p>
          </table:table-cell>
          <table:table-cell office:value-type="string">
            <text:p>Alumno 14</text:p>
          </table:table-cell>
          <table:table-cell office:value-type="float" office:value="7.1">
            <text:p>7,1</text:p>
          </table:table-cell>
          <table:table-cell office:value-type="float" office:value="1.25">
            <text:p>1,25</text:p>
          </table:table-cell>
          <table:table-cell table:number-columns-repeated="7"/>
        </table:table-row>
        <table:table-row table:style-name="ro2">
          <table:table-cell office:value-type="string">
            <text:p>Tomás</text:p>
          </table:table-cell>
          <table:table-cell office:value-type="string">
            <text:p>Alumno 15</text:p>
          </table:table-cell>
          <table:table-cell office:value-type="float" office:value="7">
            <text:p>7</text:p>
          </table:table-cell>
          <table:table-cell office:value-type="float" office:value="1.65">
            <text:p>1,65</text:p>
          </table:table-cell>
          <table:table-cell table:number-columns-repeated="7"/>
        </table:table-row>
        <table:table-row table:style-name="ro2">
          <table:table-cell office:value-type="string">
            <text:p>Tomé</text:p>
          </table:table-cell>
          <table:table-cell office:value-type="string">
            <text:p>Alumno 16</text:p>
          </table:table-cell>
          <table:table-cell office:value-type="float" office:value="5.8">
            <text:p>5,8</text:p>
          </table:table-cell>
          <table:table-cell office:value-type="float" office:value="8.5">
            <text:p>8,5</text:p>
          </table:table-cell>
          <table:table-cell table:number-columns-repeated="7"/>
        </table:table-row>
        <table:table-row table:style-name="ro2">
          <table:table-cell office:value-type="string">
            <text:p>Villar</text:p>
          </table:table-cell>
          <table:table-cell office:value-type="string">
            <text:p>Alumno 17</text:p>
          </table:table-cell>
          <table:table-cell office:value-type="float" office:value="6.7">
            <text:p>6,7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table:number-columns-repeated="10"/>
          <table:table-cell table:style-name="ce4"/>
        </table:table-row>
        <table:table-row table:style-name="ro2" table:number-rows-repeated="7">
          <table:table-cell table:number-columns-repeated="11"/>
        </table:table-row>
        <table:table-row table:style-name="ro1">
          <table:table-cell/>
          <table:table-cell table:style-name="ce2" office:value-type="string">
            <text:p>Nota Media Bachillerato</text:p>
          </table:table-cell>
          <table:table-cell table:style-name="ce7" office:value-type="string">
            <text:p>Nota Sociología</text:p>
          </table:table-cell>
          <table:table-cell office:value-type="string">
            <text:p>Nota bach.^2</text:p>
          </table:table-cell>
          <table:table-cell office:value-type="string">
            <text:p>Nota soc.^2</text:p>
          </table:table-cell>
          <table:table-cell office:value-type="string">
            <text:p>Nota bachxsoc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</text:p>
          </table:table-cell>
          <table:table-cell table:style-name="ce1" office:value-type="float" office:value="7.7">
            <text:p>7,7</text:p>
          </table:table-cell>
          <table:table-cell table:style-name="ce1" office:value-type="float" office:value="10">
            <text:p>10</text:p>
          </table:table-cell>
          <table:table-cell table:formula="oooc:=[.B28]^2" office:value-type="float" office:value="59.29">
            <text:p>59,29</text:p>
          </table:table-cell>
          <table:table-cell table:formula="oooc:=[.C28]^2" office:value-type="float" office:value="100">
            <text:p>100</text:p>
          </table:table-cell>
          <table:table-cell table:formula="oooc:=[.B28]*[.C28]" office:value-type="float" office:value="77">
            <text:p>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.25">
            <text:p>2,25</text:p>
          </table:table-cell>
          <table:table-cell table:formula="oooc:=[.B29]^2" office:value-type="float" office:value="49">
            <text:p>49</text:p>
          </table:table-cell>
          <table:table-cell table:formula="oooc:=[.C29]^2" office:value-type="float" office:value="5.0625">
            <text:p>5,06</text:p>
          </table:table-cell>
          <table:table-cell table:formula="oooc:=[.B29]*[.C29]" office:value-type="float" office:value="15.75">
            <text:p>15,7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3</text:p>
          </table:table-cell>
          <table:table-cell table:style-name="ce1" office:value-type="float" office:value="5.5">
            <text:p>5,5</text:p>
          </table:table-cell>
          <table:table-cell table:style-name="ce1" office:value-type="float" office:value="4.75">
            <text:p>4,75</text:p>
          </table:table-cell>
          <table:table-cell table:formula="oooc:=[.B30]^2" office:value-type="float" office:value="30.25">
            <text:p>30,25</text:p>
          </table:table-cell>
          <table:table-cell table:formula="oooc:=[.C30]^2" office:value-type="float" office:value="22.5625">
            <text:p>22,56</text:p>
          </table:table-cell>
          <table:table-cell table:formula="oooc:=[.B30]*[.C30]" office:value-type="float" office:value="26.125">
            <text:p>26,13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4</text:p>
          </table:table-cell>
          <table:table-cell table:style-name="ce1" office:value-type="float" office:value="6.2">
            <text:p>6,2</text:p>
          </table:table-cell>
          <table:table-cell table:style-name="ce1" office:value-type="float" office:value="4.25">
            <text:p>4,25</text:p>
          </table:table-cell>
          <table:table-cell table:formula="oooc:=[.B31]^2" office:value-type="float" office:value="38.44">
            <text:p>38,44</text:p>
          </table:table-cell>
          <table:table-cell table:formula="oooc:=[.C31]^2" office:value-type="float" office:value="18.0625">
            <text:p>18,06</text:p>
          </table:table-cell>
          <table:table-cell table:formula="oooc:=[.B31]*[.C31]" office:value-type="float" office:value="26.35">
            <text:p>26,3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4.75">
            <text:p>4,75</text:p>
          </table:table-cell>
          <table:table-cell table:formula="oooc:=[.B32]^2" office:value-type="float" office:value="47.61">
            <text:p>47,61</text:p>
          </table:table-cell>
          <table:table-cell table:formula="oooc:=[.C32]^2" office:value-type="float" office:value="22.5625">
            <text:p>22,56</text:p>
          </table:table-cell>
          <table:table-cell table:formula="oooc:=[.B32]*[.C32]" office:value-type="float" office:value="32.775">
            <text:p>32,7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6</text:p>
          </table:table-cell>
          <table:table-cell table:style-name="ce1" office:value-type="float" office:value="5.8">
            <text:p>5,8</text:p>
          </table:table-cell>
          <table:table-cell table:style-name="ce1" office:value-type="float" office:value="0.75">
            <text:p>0,75</text:p>
          </table:table-cell>
          <table:table-cell table:formula="oooc:=[.B33]^2" office:value-type="float" office:value="33.64">
            <text:p>33,64</text:p>
          </table:table-cell>
          <table:table-cell table:formula="oooc:=[.C33]^2" office:value-type="float" office:value="0.5625">
            <text:p>0,56</text:p>
          </table:table-cell>
          <table:table-cell table:formula="oooc:=[.B33]*[.C33]" office:value-type="float" office:value="4.35">
            <text:p>4,3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7</text:p>
          </table:table-cell>
          <table:table-cell table:style-name="ce1" office:value-type="float" office:value="7.9">
            <text:p>7,9</text:p>
          </table:table-cell>
          <table:table-cell table:style-name="ce1" office:value-type="float" office:value="6">
            <text:p>6</text:p>
          </table:table-cell>
          <table:table-cell table:formula="oooc:=[.B34]^2" office:value-type="float" office:value="62.41">
            <text:p>62,41</text:p>
          </table:table-cell>
          <table:table-cell table:formula="oooc:=[.C34]^2" office:value-type="float" office:value="36">
            <text:p>36</text:p>
          </table:table-cell>
          <table:table-cell table:formula="oooc:=[.B34]*[.C34]" office:value-type="float" office:value="47.4">
            <text:p>47,4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8</text:p>
          </table:table-cell>
          <table:table-cell table:style-name="ce1" office:value-type="float" office:value="6.7">
            <text:p>6,7</text:p>
          </table:table-cell>
          <table:table-cell table:style-name="ce1" office:value-type="float" office:value="3.75">
            <text:p>3,75</text:p>
          </table:table-cell>
          <table:table-cell table:formula="oooc:=[.B35]^2" office:value-type="float" office:value="44.89">
            <text:p>44,89</text:p>
          </table:table-cell>
          <table:table-cell table:formula="oooc:=[.C35]^2" office:value-type="float" office:value="14.0625">
            <text:p>14,06</text:p>
          </table:table-cell>
          <table:table-cell table:formula="oooc:=[.B35]*[.C35]" office:value-type="float" office:value="25.125">
            <text:p>25,13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9</text:p>
          </table:table-cell>
          <table:table-cell table:style-name="ce1" office:value-type="float" office:value="7.2">
            <text:p>7,2</text:p>
          </table:table-cell>
          <table:table-cell table:style-name="ce1" office:value-type="float" office:value="5">
            <text:p>5</text:p>
          </table:table-cell>
          <table:table-cell table:formula="oooc:=[.B36]^2" office:value-type="float" office:value="51.84">
            <text:p>51,84</text:p>
          </table:table-cell>
          <table:table-cell table:formula="oooc:=[.C36]^2" office:value-type="float" office:value="25">
            <text:p>25</text:p>
          </table:table-cell>
          <table:table-cell table:formula="oooc:=[.B36]*[.C36]" office:value-type="float" office:value="36">
            <text:p>36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0</text:p>
          </table:table-cell>
          <table:table-cell table:style-name="ce1" office:value-type="float" office:value="5.4">
            <text:p>5,4</text:p>
          </table:table-cell>
          <table:table-cell table:style-name="ce1" office:value-type="float" office:value="5.75">
            <text:p>5,75</text:p>
          </table:table-cell>
          <table:table-cell table:formula="oooc:=[.B37]^2" office:value-type="float" office:value="29.16">
            <text:p>29,16</text:p>
          </table:table-cell>
          <table:table-cell table:formula="oooc:=[.C37]^2" office:value-type="float" office:value="33.0625">
            <text:p>33,06</text:p>
          </table:table-cell>
          <table:table-cell table:formula="oooc:=[.B37]*[.C37]" office:value-type="float" office:value="31.05">
            <text:p>31,0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1</text:p>
          </table:table-cell>
          <table:table-cell table:style-name="ce1" office:value-type="float" office:value="6.6">
            <text:p>6,6</text:p>
          </table:table-cell>
          <table:table-cell table:style-name="ce1" office:value-type="float" office:value="4.75">
            <text:p>4,75</text:p>
          </table:table-cell>
          <table:table-cell table:formula="oooc:=[.B38]^2" office:value-type="float" office:value="43.56">
            <text:p>43,56</text:p>
          </table:table-cell>
          <table:table-cell table:formula="oooc:=[.C38]^2" office:value-type="float" office:value="22.5625">
            <text:p>22,56</text:p>
          </table:table-cell>
          <table:table-cell table:formula="oooc:=[.B38]*[.C38]" office:value-type="float" office:value="31.35">
            <text:p>31,3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.25">
            <text:p>6,25</text:p>
          </table:table-cell>
          <table:table-cell table:formula="oooc:=[.B39]^2" office:value-type="float" office:value="64">
            <text:p>64</text:p>
          </table:table-cell>
          <table:table-cell table:formula="oooc:=[.C39]^2" office:value-type="float" office:value="39.0625">
            <text:p>39,06</text:p>
          </table:table-cell>
          <table:table-cell table:formula="oooc:=[.B39]*[.C39]"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3</text:p>
          </table:table-cell>
          <table:table-cell table:style-name="ce1" office:value-type="float" office:value="6.8">
            <text:p>6,8</text:p>
          </table:table-cell>
          <table:table-cell table:style-name="ce1" office:value-type="float" office:value="0.75">
            <text:p>0,75</text:p>
          </table:table-cell>
          <table:table-cell table:formula="oooc:=[.B40]^2" office:value-type="float" office:value="46.24">
            <text:p>46,24</text:p>
          </table:table-cell>
          <table:table-cell table:formula="oooc:=[.C40]^2" office:value-type="float" office:value="0.5625">
            <text:p>0,56</text:p>
          </table:table-cell>
          <table:table-cell table:formula="oooc:=[.B40]*[.C40]" office:value-type="float" office:value="5.1">
            <text:p>5,1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4</text:p>
          </table:table-cell>
          <table:table-cell table:style-name="ce1" office:value-type="float" office:value="7.1">
            <text:p>7,1</text:p>
          </table:table-cell>
          <table:table-cell table:style-name="ce1" office:value-type="float" office:value="1.25">
            <text:p>1,25</text:p>
          </table:table-cell>
          <table:table-cell table:formula="oooc:=[.B41]^2" office:value-type="float" office:value="50.41">
            <text:p>50,41</text:p>
          </table:table-cell>
          <table:table-cell table:formula="oooc:=[.C41]^2" office:value-type="float" office:value="1.5625">
            <text:p>1,56</text:p>
          </table:table-cell>
          <table:table-cell table:formula="oooc:=[.B41]*[.C41]" office:value-type="float" office:value="8.875">
            <text:p>8,8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.65">
            <text:p>1,65</text:p>
          </table:table-cell>
          <table:table-cell table:formula="oooc:=[.B42]^2" office:value-type="float" office:value="49">
            <text:p>49</text:p>
          </table:table-cell>
          <table:table-cell table:formula="oooc:=[.C42]^2" office:value-type="float" office:value="2.7225">
            <text:p>2,72</text:p>
          </table:table-cell>
          <table:table-cell table:formula="oooc:=[.B42]*[.C42]" office:value-type="float" office:value="11.55">
            <text:p>11,5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6</text:p>
          </table:table-cell>
          <table:table-cell table:style-name="ce1" office:value-type="float" office:value="5.8">
            <text:p>5,8</text:p>
          </table:table-cell>
          <table:table-cell table:style-name="ce1" office:value-type="float" office:value="8.5">
            <text:p>8,5</text:p>
          </table:table-cell>
          <table:table-cell table:formula="oooc:=[.B43]^2" office:value-type="float" office:value="33.64">
            <text:p>33,64</text:p>
          </table:table-cell>
          <table:table-cell table:formula="oooc:=[.C43]^2" office:value-type="float" office:value="72.25">
            <text:p>72,25</text:p>
          </table:table-cell>
          <table:table-cell table:formula="oooc:=[.B43]*[.C43]" office:value-type="float" office:value="49.3">
            <text:p>49,3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7</text:p>
          </table:table-cell>
          <table:table-cell table:style-name="ce1" office:value-type="float" office:value="6.7">
            <text:p>6,7</text:p>
          </table:table-cell>
          <table:table-cell table:style-name="ce1" office:value-type="float" office:value="0.65">
            <text:p>0,65</text:p>
          </table:table-cell>
          <table:table-cell table:formula="oooc:=[.B44]^2" office:value-type="float" office:value="44.89">
            <text:p>44,89</text:p>
          </table:table-cell>
          <table:table-cell table:formula="oooc:=[.C44]^2" office:value-type="float" office:value="0.4225">
            <text:p>0,42</text:p>
          </table:table-cell>
          <table:table-cell table:formula="oooc:=[.B44]*[.C44]" office:value-type="float" office:value="4.355">
            <text:p>4,36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Media</text:p>
          </table:table-cell>
          <table:table-cell table:formula="oooc:=SUM([.B28:.B44])/17" office:value-type="float" office:value="6.72352941176471">
            <text:p>6,72</text:p>
          </table:table-cell>
          <table:table-cell table:formula="oooc:=SUM([.C28:.C44])/17" office:value-type="float" office:value="4.17941176470588">
            <text:p>4,18</text:p>
          </table:table-cell>
          <table:table-cell table:formula="oooc:=SUM([.D28:.D44])/17" office:value-type="float" office:value="45.7805882352941">
            <text:p>45,78</text:p>
          </table:table-cell>
          <table:table-cell table:formula="oooc:=SUM([.E28:.E44])/17" office:value-type="float" office:value="24.4754411764706">
            <text:p>24,48</text:p>
          </table:table-cell>
          <table:table-cell table:formula="oooc:=SUM([.F28:.F44])/17" office:value-type="float" office:value="28.3797058823529">
            <text:p>28,38</text:p>
          </table:table-cell>
          <table:table-cell table:number-columns-repeated="5"/>
        </table:table-row>
        <table:table-row table:style-name="ro2">
          <table:table-cell office:value-type="string">
            <text:p>Varianza</text:p>
          </table:table-cell>
          <table:table-cell table:formula="oooc:=[.D46]-[.B46]^2" office:value-type="float" office:value="0.574740484429064">
            <text:p>0,57</text:p>
          </table:table-cell>
          <table:table-cell table:style-name="ce3" table:formula="oooc:=[.E46]-[.C46]^2" office:value-type="float" office:value="7.00795847750864">
            <text:p>7,01</text:p>
          </table:table-cell>
          <table:table-cell table:formula="oooc:=VARP([.B28:.B44])" office:value-type="float" office:value="0.574740484429066">
            <text:p>0,57</text:p>
          </table:table-cell>
          <table:table-cell table:style-name="ce3" table:formula="oooc:=VARP([.C28:.C44])" office:value-type="float" office:value="7.00795847750865">
            <text:p>7,01</text:p>
          </table:table-cell>
          <table:table-cell table:number-columns-repeated="6"/>
        </table:table-row>
        <table:table-row table:style-name="ro2">
          <table:table-cell office:value-type="string">
            <text:p>Covarianza</text:p>
          </table:table-cell>
          <table:table-cell table:formula="oooc:=[.F46]-[.B46]*[.C46]" office:value-type="float" office:value="0.279307958477514">
            <text:p>0,28</text:p>
          </table:table-cell>
          <table:table-cell table:number-columns-repeated="9"/>
        </table:table-row>
        <table:table-row table:style-name="ro2">
          <table:table-cell office:value-type="string">
            <text:p>COVAR( )</text:p>
          </table:table-cell>
          <table:table-cell table:formula="oooc:=COVAR([.B28:.B44];[.C28:.C44])" office:value-type="float" office:value="0.279307958477512">
            <text:p>0,28</text:p>
          </table:table-cell>
          <table:table-cell table:number-columns-repeated="9"/>
        </table:table-row>
        <table:table-row table:style-name="ro2">
          <table:table-cell office:value-type="string">
            <text:p>Correlación</text:p>
          </table:table-cell>
          <table:table-cell table:style-name="ce3" table:formula="oooc:=[.B48]/(SQRT([.B47])*SQRT([.C47]))" office:value-type="float" office:value="0.139171931822179">
            <text:p>0,14</text:p>
          </table:table-cell>
          <table:table-cell table:formula="oooc:=CORREL([.B28:.B44];[.C28:.C44])" office:value-type="float" office:value="0.139171931822177">
            <text:p>0,14</text:p>
          </table:table-cell>
          <table:table-cell table:style-name="ce4"/>
          <table:table-cell table:number-columns-repeated="7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Educación Social</text:p>
          </table:table-cell>
          <table:table-cell table:number-columns-repeated="10"/>
        </table:table-row>
        <table:table-row table:style-name="ro1">
          <table:table-cell office:value-type="string">
            <text:p>Alumno</text:p>
          </table:table-cell>
          <table:table-cell/>
          <table:table-cell table:style-name="ce5" office:value-type="string">
            <text:p>Nota Media Bachillerato</text:p>
          </table:table-cell>
          <table:table-cell table:style-name="ce8" office:value-type="string">
            <text:p>Nota Sociología</text:p>
          </table:table-cell>
          <table:table-cell table:number-columns-repeated="7"/>
        </table:table-row>
        <table:table-row table:style-name="ro2">
          <table:table-cell office:value-type="string">
            <text:p>López</text:p>
          </table:table-cell>
          <table:table-cell office:value-type="string">
            <text:p>Alumno 10</text:p>
          </table:table-cell>
          <table:table-cell office:value-type="float" office:value="5.4">
            <text:p>5,4</text:p>
          </table:table-cell>
          <table:table-cell office:value-type="float" office:value="5.75">
            <text:p>5,75</text:p>
          </table:table-cell>
          <table:table-cell table:number-columns-repeated="7"/>
        </table:table-row>
        <table:table-row table:style-name="ro2">
          <table:table-cell office:value-type="string">
            <text:p>Comendador</text:p>
          </table:table-cell>
          <table:table-cell office:value-type="string">
            <text:p>Alumno 3</text:p>
          </table:table-cell>
          <table:table-cell office:value-type="float" office:value="5.5">
            <text:p>5,5</text:p>
          </table:table-cell>
          <table:table-cell office:value-type="float" office:value="4.75">
            <text:p>4,75</text:p>
          </table:table-cell>
          <table:table-cell table:number-columns-repeated="7"/>
        </table:table-row>
        <table:table-row table:style-name="ro2">
          <table:table-cell office:value-type="string">
            <text:p>Fontclara</text:p>
          </table:table-cell>
          <table:table-cell office:value-type="string">
            <text:p>Alumno 6</text:p>
          </table:table-cell>
          <table:table-cell office:value-type="float" office:value="5.8">
            <text:p>5,8</text:p>
          </table:table-cell>
          <table:table-cell office:value-type="float" office:value="0.75">
            <text:p>0,75</text:p>
          </table:table-cell>
          <table:table-cell table:number-columns-repeated="7"/>
        </table:table-row>
        <table:table-row table:style-name="ro2">
          <table:table-cell office:value-type="string">
            <text:p>Tomé</text:p>
          </table:table-cell>
          <table:table-cell office:value-type="string">
            <text:p>Alumno 16</text:p>
          </table:table-cell>
          <table:table-cell office:value-type="float" office:value="5.8">
            <text:p>5,8</text:p>
          </table:table-cell>
          <table:table-cell office:value-type="float" office:value="8.5">
            <text:p>8,5</text:p>
          </table:table-cell>
          <table:table-cell table:number-columns-repeated="7"/>
        </table:table-row>
        <table:table-row table:style-name="ro2">
          <table:table-cell office:value-type="string">
            <text:p>Díaz</text:p>
          </table:table-cell>
          <table:table-cell office:value-type="string">
            <text:p>Alumno 4</text:p>
          </table:table-cell>
          <table:table-cell office:value-type="float" office:value="6.2">
            <text:p>6,2</text:p>
          </table:table-cell>
          <table:table-cell office:value-type="float" office:value="4.25">
            <text:p>4,25</text:p>
          </table:table-cell>
          <table:table-cell table:number-columns-repeated="7"/>
        </table:table-row>
        <table:table-row table:style-name="ro2">
          <table:table-cell office:value-type="string">
            <text:p>Mayol</text:p>
          </table:table-cell>
          <table:table-cell office:value-type="string">
            <text:p>Alumno 11</text:p>
          </table:table-cell>
          <table:table-cell office:value-type="float" office:value="6.6">
            <text:p>6,6</text:p>
          </table:table-cell>
          <table:table-cell office:value-type="float" office:value="4.75">
            <text:p>4,75</text:p>
          </table:table-cell>
          <table:table-cell table:number-columns-repeated="7"/>
        </table:table-row>
        <table:table-row table:style-name="ro2">
          <table:table-cell office:value-type="string">
            <text:p>Villar</text:p>
          </table:table-cell>
          <table:table-cell office:value-type="string">
            <text:p>Alumno 17</text:p>
          </table:table-cell>
          <table:table-cell office:value-type="float" office:value="6.7">
            <text:p>6,7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office:value-type="string">
            <text:p>García R.</text:p>
          </table:table-cell>
          <table:table-cell office:value-type="string">
            <text:p>Alumno 8</text:p>
          </table:table-cell>
          <table:table-cell office:value-type="float" office:value="6.7">
            <text:p>6,7</text:p>
          </table:table-cell>
          <table:table-cell office:value-type="float" office:value="3.75">
            <text:p>3,75</text:p>
          </table:table-cell>
          <table:table-cell table:number-columns-repeated="7"/>
        </table:table-row>
        <table:table-row table:style-name="ro2">
          <table:table-cell office:value-type="string">
            <text:p>Moreno</text:p>
          </table:table-cell>
          <table:table-cell office:value-type="string">
            <text:p>Alumno 13</text:p>
          </table:table-cell>
          <table:table-cell office:value-type="float" office:value="6.8">
            <text:p>6,8</text:p>
          </table:table-cell>
          <table:table-cell office:value-type="float" office:value="0.75">
            <text:p>0,75</text:p>
          </table:table-cell>
          <table:table-cell table:number-columns-repeated="7"/>
        </table:table-row>
        <table:table-row table:style-name="ro2">
          <table:table-cell office:value-type="string">
            <text:p>Femenias</text:p>
          </table:table-cell>
          <table:table-cell office:value-type="string">
            <text:p>Alumno 5</text:p>
          </table:table-cell>
          <table:table-cell office:value-type="float" office:value="6.9">
            <text:p>6,9</text:p>
          </table:table-cell>
          <table:table-cell office:value-type="float" office:value="4.75">
            <text:p>4,75</text:p>
          </table:table-cell>
          <table:table-cell table:number-columns-repeated="7"/>
        </table:table-row>
        <table:table-row table:style-name="ro2">
          <table:table-cell office:value-type="string">
            <text:p>Calvo</text:p>
          </table:table-cell>
          <table:table-cell office:value-type="string">
            <text:p>Alumno 2</text:p>
          </table:table-cell>
          <table:table-cell office:value-type="float" office:value="7">
            <text:p>7</text:p>
          </table:table-cell>
          <table:table-cell office:value-type="float" office:value="2.25">
            <text:p>2,25</text:p>
          </table:table-cell>
          <table:table-cell table:number-columns-repeated="7"/>
        </table:table-row>
        <table:table-row table:style-name="ro2">
          <table:table-cell office:value-type="string">
            <text:p>Tomás</text:p>
          </table:table-cell>
          <table:table-cell office:value-type="string">
            <text:p>Alumno 15</text:p>
          </table:table-cell>
          <table:table-cell office:value-type="float" office:value="7">
            <text:p>7</text:p>
          </table:table-cell>
          <table:table-cell office:value-type="float" office:value="1.65">
            <text:p>1,65</text:p>
          </table:table-cell>
          <table:table-cell table:number-columns-repeated="7"/>
        </table:table-row>
        <table:table-row table:style-name="ro2">
          <table:table-cell office:value-type="string">
            <text:p>Oliver</text:p>
          </table:table-cell>
          <table:table-cell office:value-type="string">
            <text:p>Alumno 14</text:p>
          </table:table-cell>
          <table:table-cell office:value-type="float" office:value="7.1">
            <text:p>7,1</text:p>
          </table:table-cell>
          <table:table-cell office:value-type="float" office:value="1.25">
            <text:p>1,25</text:p>
          </table:table-cell>
          <table:table-cell table:number-columns-repeated="7"/>
        </table:table-row>
        <table:table-row table:style-name="ro2">
          <table:table-cell office:value-type="string">
            <text:p>Giménez</text:p>
          </table:table-cell>
          <table:table-cell office:value-type="string">
            <text:p>Alumno 9</text:p>
          </table:table-cell>
          <table:table-cell office:value-type="float" office:value="7.2">
            <text:p>7,2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Bergas</text:p>
          </table:table-cell>
          <table:table-cell office:value-type="string">
            <text:p>Alumno 1</text:p>
          </table:table-cell>
          <table:table-cell office:value-type="float" office:value="7.7">
            <text:p>7,7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office:value-type="string">
            <text:p>García M.</text:p>
          </table:table-cell>
          <table:table-cell office:value-type="string">
            <text:p>Alumno 7</text:p>
          </table:table-cell>
          <table:table-cell office:value-type="float" office:value="7.9">
            <text:p>7,9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Montes</text:p>
          </table:table-cell>
          <table:table-cell office:value-type="string">
            <text:p>Alumno 12</text:p>
          </table:table-cell>
          <table:table-cell office:value-type="float" office:value="8">
            <text:p>8</text:p>
          </table:table-cell>
          <table:table-cell office:value-type="float" office:value="6.25">
            <text:p>6,2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Figurado</text:p>
          </table:table-cell>
          <table:table-cell office:value-type="float" office:value="8">
            <text:p>8</text:p>
          </table:table-cell>
          <table:table-cell office:value-type="float" office:value="10.01">
            <text:p>10,01</text:p>
          </table:table-cell>
          <table:table-cell table:number-columns-repeated="7"/>
        </table:table-row>
        <table:table-row table:style-name="ro2" table:number-rows-repeated="6">
          <table:table-cell table:number-columns-repeated="11"/>
        </table:table-row>
        <table:table-row table:style-name="ro2">
          <table:table-cell>
            <draw:frame table:end-cell-address="Hoja1.G103" table:end-x="1.961cm" table:end-y="0.304cm" draw:z-index="0" draw:style-name="gr1" svg:width="15.583cm" svg:height="10.622cm" svg:x="0.198cm" svg:y="0.068cm">
              <draw:object draw:notify-on-update-of-ranges="Hoja1.C55:Hoja1.D7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3">
          <table:table-cell table:number-columns-repeated="11"/>
        </table:table-row>
        <table:table-row table:style-name="ro2">
          <table:table-cell office:value-type="string">
            <text:p>Informática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>
            <text:p>Nota Media Bachillerato</text:p>
          </table:table-cell>
          <table:table-cell table:style-name="ce7" office:value-type="string">
            <text:p>Nota Estadística</text:p>
          </table:table-cell>
          <table:table-cell office:value-type="string">
            <text:p>Bach x Est</text:p>
          </table:table-cell>
          <table:table-cell table:style-name="ce3" office:value-type="string">
            <text:p>Bach^2</text:p>
          </table:table-cell>
          <table:table-cell office:value-type="string">
            <text:p>Est^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</text:p>
          </table:table-cell>
          <table:table-cell table:style-name="ce1" office:value-type="float" office:value="7.7">
            <text:p>7,7</text:p>
          </table:table-cell>
          <table:table-cell table:style-name="ce1" office:value-type="float" office:value="9">
            <text:p>9</text:p>
          </table:table-cell>
          <table:table-cell table:formula="oooc:=[.B106]*[.C106]" office:value-type="float" office:value="69.3">
            <text:p>69,3</text:p>
          </table:table-cell>
          <table:table-cell table:formula="oooc:=[.B106]^2" office:value-type="float" office:value="59.29">
            <text:p>59,29</text:p>
          </table:table-cell>
          <table:table-cell table:formula="oooc:=[.C106]^2" office:value-type="float" office:value="81">
            <text:p>81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.5">
            <text:p>7,5</text:p>
          </table:table-cell>
          <table:table-cell table:formula="oooc:=[.B107]*[.C107]" office:value-type="float" office:value="52.5">
            <text:p>52,5</text:p>
          </table:table-cell>
          <table:table-cell table:formula="oooc:=[.B107]^2" office:value-type="float" office:value="49">
            <text:p>49</text:p>
          </table:table-cell>
          <table:table-cell table:formula="oooc:=[.C107]^2" office:value-type="float" office:value="56.25">
            <text:p>56,2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3</text:p>
          </table:table-cell>
          <table:table-cell table:style-name="ce1" office:value-type="float" office:value="5.5">
            <text:p>5,5</text:p>
          </table:table-cell>
          <table:table-cell table:style-name="ce1" office:value-type="float" office:value="5">
            <text:p>5</text:p>
          </table:table-cell>
          <table:table-cell table:formula="oooc:=[.B108]*[.C108]" office:value-type="float" office:value="27.5">
            <text:p>27,5</text:p>
          </table:table-cell>
          <table:table-cell table:formula="oooc:=[.B108]^2" office:value-type="float" office:value="30.25">
            <text:p>30,25</text:p>
          </table:table-cell>
          <table:table-cell table:formula="oooc:=[.C108]^2" office:value-type="float" office:value="25">
            <text:p>2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4</text:p>
          </table:table-cell>
          <table:table-cell table:style-name="ce1" office:value-type="float" office:value="6.2">
            <text:p>6,2</text:p>
          </table:table-cell>
          <table:table-cell table:style-name="ce1" office:value-type="float" office:value="5">
            <text:p>5</text:p>
          </table:table-cell>
          <table:table-cell table:formula="oooc:=[.B109]*[.C109]" office:value-type="float" office:value="31">
            <text:p>31</text:p>
          </table:table-cell>
          <table:table-cell table:formula="oooc:=[.B109]^2" office:value-type="float" office:value="38.44">
            <text:p>38,44</text:p>
          </table:table-cell>
          <table:table-cell table:formula="oooc:=[.C109]^2" office:value-type="float" office:value="25">
            <text:p>2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5</text:p>
          </table:table-cell>
          <table:table-cell table:style-name="ce1" office:value-type="float" office:value="6.9">
            <text:p>6,9</text:p>
          </table:table-cell>
          <table:table-cell table:style-name="ce1" office:value-type="float" office:value="7">
            <text:p>7</text:p>
          </table:table-cell>
          <table:table-cell table:formula="oooc:=[.B110]*[.C110]" office:value-type="float" office:value="48.3">
            <text:p>48,3</text:p>
          </table:table-cell>
          <table:table-cell table:formula="oooc:=[.B110]^2" office:value-type="float" office:value="47.61">
            <text:p>47,61</text:p>
          </table:table-cell>
          <table:table-cell table:formula="oooc:=[.C110]^2" office:value-type="float" office:value="49">
            <text:p>49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6</text:p>
          </table:table-cell>
          <table:table-cell table:style-name="ce1" office:value-type="float" office:value="5.8">
            <text:p>5,8</text:p>
          </table:table-cell>
          <table:table-cell table:style-name="ce1" office:value-type="float" office:value="5.5">
            <text:p>5,5</text:p>
          </table:table-cell>
          <table:table-cell table:formula="oooc:=[.B111]*[.C111]" office:value-type="float" office:value="31.9">
            <text:p>31,9</text:p>
          </table:table-cell>
          <table:table-cell table:formula="oooc:=[.B111]^2" office:value-type="float" office:value="33.64">
            <text:p>33,64</text:p>
          </table:table-cell>
          <table:table-cell table:formula="oooc:=[.C111]^2" office:value-type="float" office:value="30.25">
            <text:p>30,2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7</text:p>
          </table:table-cell>
          <table:table-cell table:style-name="ce1" office:value-type="float" office:value="7.9">
            <text:p>7,9</text:p>
          </table:table-cell>
          <table:table-cell table:style-name="ce1" office:value-type="float" office:value="8.5">
            <text:p>8,5</text:p>
          </table:table-cell>
          <table:table-cell table:formula="oooc:=[.B112]*[.C112]" office:value-type="float" office:value="67.15">
            <text:p>67,15</text:p>
          </table:table-cell>
          <table:table-cell table:formula="oooc:=[.B112]^2" office:value-type="float" office:value="62.41">
            <text:p>62,41</text:p>
          </table:table-cell>
          <table:table-cell table:formula="oooc:=[.C112]^2" office:value-type="float" office:value="72.25">
            <text:p>72,2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8</text:p>
          </table:table-cell>
          <table:table-cell table:style-name="ce1" office:value-type="float" office:value="6.7">
            <text:p>6,7</text:p>
          </table:table-cell>
          <table:table-cell table:style-name="ce1" office:value-type="float" office:value="6">
            <text:p>6</text:p>
          </table:table-cell>
          <table:table-cell table:formula="oooc:=[.B113]*[.C113]" office:value-type="float" office:value="40.2">
            <text:p>40,2</text:p>
          </table:table-cell>
          <table:table-cell table:formula="oooc:=[.B113]^2" office:value-type="float" office:value="44.89">
            <text:p>44,89</text:p>
          </table:table-cell>
          <table:table-cell table:formula="oooc:=[.C113]^2" office:value-type="float" office:value="36">
            <text:p>36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9</text:p>
          </table:table-cell>
          <table:table-cell table:style-name="ce1" office:value-type="float" office:value="7.2">
            <text:p>7,2</text:p>
          </table:table-cell>
          <table:table-cell table:style-name="ce1" office:value-type="float" office:value="6.5">
            <text:p>6,5</text:p>
          </table:table-cell>
          <table:table-cell table:formula="oooc:=[.B114]*[.C114]" office:value-type="float" office:value="46.8">
            <text:p>46,8</text:p>
          </table:table-cell>
          <table:table-cell table:formula="oooc:=[.B114]^2" office:value-type="float" office:value="51.84">
            <text:p>51,84</text:p>
          </table:table-cell>
          <table:table-cell table:formula="oooc:=[.C114]^2" office:value-type="float" office:value="42.25">
            <text:p>42,2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0</text:p>
          </table:table-cell>
          <table:table-cell table:style-name="ce1" office:value-type="float" office:value="5.4">
            <text:p>5,4</text:p>
          </table:table-cell>
          <table:table-cell table:style-name="ce1" office:value-type="float" office:value="4">
            <text:p>4</text:p>
          </table:table-cell>
          <table:table-cell table:formula="oooc:=[.B115]*[.C115]" office:value-type="float" office:value="21.6">
            <text:p>21,6</text:p>
          </table:table-cell>
          <table:table-cell table:formula="oooc:=[.B115]^2" office:value-type="float" office:value="29.16">
            <text:p>29,16</text:p>
          </table:table-cell>
          <table:table-cell table:formula="oooc:=[.C115]^2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1</text:p>
          </table:table-cell>
          <table:table-cell table:style-name="ce1" office:value-type="float" office:value="6.6">
            <text:p>6,6</text:p>
          </table:table-cell>
          <table:table-cell table:style-name="ce1" office:value-type="float" office:value="6">
            <text:p>6</text:p>
          </table:table-cell>
          <table:table-cell table:formula="oooc:=[.B116]*[.C116]" office:value-type="float" office:value="39.6">
            <text:p>39,6</text:p>
          </table:table-cell>
          <table:table-cell table:formula="oooc:=[.B116]^2" office:value-type="float" office:value="43.56">
            <text:p>43,56</text:p>
          </table:table-cell>
          <table:table-cell table:formula="oooc:=[.C116]^2" office:value-type="float" office:value="36">
            <text:p>36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formula="oooc:=[.B117]*[.C117]" office:value-type="float" office:value="56">
            <text:p>56</text:p>
          </table:table-cell>
          <table:table-cell table:formula="oooc:=[.B117]^2" office:value-type="float" office:value="64">
            <text:p>64</text:p>
          </table:table-cell>
          <table:table-cell table:formula="oooc:=[.C117]^2" office:value-type="float" office:value="49">
            <text:p>49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3</text:p>
          </table:table-cell>
          <table:table-cell table:style-name="ce1" office:value-type="float" office:value="6.8">
            <text:p>6,8</text:p>
          </table:table-cell>
          <table:table-cell table:style-name="ce1" office:value-type="float" office:value="8">
            <text:p>8</text:p>
          </table:table-cell>
          <table:table-cell table:formula="oooc:=[.B118]*[.C118]" office:value-type="float" office:value="54.4">
            <text:p>54,4</text:p>
          </table:table-cell>
          <table:table-cell table:formula="oooc:=[.B118]^2" office:value-type="float" office:value="46.24">
            <text:p>46,24</text:p>
          </table:table-cell>
          <table:table-cell table:formula="oooc:=[.C118]^2" office:value-type="float" office:value="64">
            <text:p>64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4</text:p>
          </table:table-cell>
          <table:table-cell table:style-name="ce1" office:value-type="float" office:value="7.1">
            <text:p>7,1</text:p>
          </table:table-cell>
          <table:table-cell table:style-name="ce1" office:value-type="float" office:value="7.5">
            <text:p>7,5</text:p>
          </table:table-cell>
          <table:table-cell table:formula="oooc:=[.B119]*[.C119]" office:value-type="float" office:value="53.25">
            <text:p>53,25</text:p>
          </table:table-cell>
          <table:table-cell table:formula="oooc:=[.B119]^2" office:value-type="float" office:value="50.41">
            <text:p>50,41</text:p>
          </table:table-cell>
          <table:table-cell table:formula="oooc:=[.C119]^2" office:value-type="float" office:value="56.25">
            <text:p>56,2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formula="oooc:=[.B120]*[.C120]" office:value-type="float" office:value="63">
            <text:p>63</text:p>
          </table:table-cell>
          <table:table-cell table:formula="oooc:=[.B120]^2" office:value-type="float" office:value="49">
            <text:p>49</text:p>
          </table:table-cell>
          <table:table-cell table:formula="oooc:=[.C120]^2" office:value-type="float" office:value="81">
            <text:p>81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6</text:p>
          </table:table-cell>
          <table:table-cell table:style-name="ce1" office:value-type="float" office:value="5.8">
            <text:p>5,8</text:p>
          </table:table-cell>
          <table:table-cell table:style-name="ce1" office:value-type="float" office:value="4.5">
            <text:p>4,5</text:p>
          </table:table-cell>
          <table:table-cell table:formula="oooc:=[.B121]*[.C121]" office:value-type="float" office:value="26.1">
            <text:p>26,1</text:p>
          </table:table-cell>
          <table:table-cell table:formula="oooc:=[.B121]^2" office:value-type="float" office:value="33.64">
            <text:p>33,64</text:p>
          </table:table-cell>
          <table:table-cell table:formula="oooc:=[.C121]^2" office:value-type="float" office:value="20.25">
            <text:p>20,2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lumno 17</text:p>
          </table:table-cell>
          <table:table-cell table:style-name="ce1" office:value-type="float" office:value="6.7">
            <text:p>6,7</text:p>
          </table:table-cell>
          <table:table-cell table:style-name="ce1" office:value-type="float" office:value="7">
            <text:p>7</text:p>
          </table:table-cell>
          <table:table-cell table:formula="oooc:=[.B122]*[.C122]" office:value-type="float" office:value="46.9">
            <text:p>46,9</text:p>
          </table:table-cell>
          <table:table-cell table:formula="oooc:=[.B122]^2" office:value-type="float" office:value="44.89">
            <text:p>44,89</text:p>
          </table:table-cell>
          <table:table-cell table:formula="oooc:=[.C122]^2" office:value-type="float" office:value="49">
            <text:p>49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Media</text:p>
          </table:table-cell>
          <table:table-cell table:formula="oooc:=SUM([.B106:.B122])/17" office:value-type="float" office:value="6.72352941176471">
            <text:p>6,72</text:p>
          </table:table-cell>
          <table:table-cell table:formula="oooc:=SUM([.C106:.C122])/17" office:value-type="float" office:value="6.64705882352941">
            <text:p>6,65</text:p>
          </table:table-cell>
          <table:table-cell table:formula="oooc:=SUM([.D106:.D122])/17" office:value-type="float" office:value="45.6176470588235">
            <text:p>45,62</text:p>
          </table:table-cell>
          <table:table-cell table:formula="oooc:=SUM([.E106:.E122])/17" office:value-type="float" office:value="45.7805882352941">
            <text:p>45,78</text:p>
          </table:table-cell>
          <table:table-cell table:formula="oooc:=SUM([.F106:.F122])/17" office:value-type="float" office:value="46.3823529411765">
            <text:p>46,38</text:p>
          </table:table-cell>
          <table:table-cell table:number-columns-repeated="5"/>
        </table:table-row>
        <table:table-row table:style-name="ro2">
          <table:table-cell office:value-type="string">
            <text:p>Varianza</text:p>
          </table:table-cell>
          <table:table-cell table:formula="oooc:=VARP([.B106:.B122])" office:value-type="float" office:value="0.574740484429066">
            <text:p>0,57</text:p>
          </table:table-cell>
          <table:table-cell table:formula="oooc:=VARP([.C106:.C122])" office:value-type="float" office:value="2.19896193771626">
            <text:p>2,2</text:p>
          </table:table-cell>
          <table:table-cell table:number-columns-repeated="8"/>
        </table:table-row>
        <table:table-row table:style-name="ro2">
          <table:table-cell office:value-type="string">
            <text:p>Covarianza</text:p>
          </table:table-cell>
          <table:table-cell table:formula="oooc:=[.D124]-[.B124]*[.C124]" office:value-type="float" office:value="0.92595155709342">
            <text:p>0,93</text:p>
          </table:table-cell>
          <table:table-cell table:number-columns-repeated="9"/>
        </table:table-row>
        <table:table-row table:style-name="ro2">
          <table:table-cell office:value-type="string">
            <text:p>COVAR( )</text:p>
          </table:table-cell>
          <table:table-cell table:formula="oooc:=COVAR([.B106:.B122];[.C106:.C122])" office:value-type="float" office:value="0.925951557093433">
            <text:p>0,93</text:p>
          </table:table-cell>
          <table:table-cell table:number-columns-repeated="9"/>
        </table:table-row>
        <table:table-row table:style-name="ro2">
          <table:table-cell office:value-type="string">
            <text:p>Correlación</text:p>
          </table:table-cell>
          <table:table-cell table:formula="oooc:=CORREL([.B106:.B122];[.C106:.C122])" office:value-type="float" office:value="0.823651541230836">
            <text:p>0,82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number-columns-repeated="9"/>
        </table:table-row>
        <table:table-row table:style-name="ro2">
          <table:table-cell table:number-columns-repeated="4"/>
          <table:table-cell table:style-name="ce4"/>
          <table:table-cell table:number-columns-repeated="6"/>
        </table:table-row>
        <table:table-row table:style-name="ro1">
          <table:table-cell/>
          <table:table-cell table:style-name="ce5" office:value-type="string">
            <text:p>Nota Media Bachillerato</text:p>
          </table:table-cell>
          <table:table-cell table:style-name="ce8" office:value-type="string">
            <text:p>Nota Estadística</text:p>
          </table:table-cell>
          <table:table-cell table:number-columns-repeated="8"/>
        </table:table-row>
        <table:table-row table:style-name="ro3">
          <table:table-cell office:value-type="string">
            <text:p>Figurado</text:p>
          </table:table-cell>
          <table:table-cell table:style-name="ce5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Alumno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Alumno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Alumno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  <table:table-cell table:number-columns-repeated="8"/>
        </table:table-row>
        <table:table-row table:style-name="ro2">
          <table:table-cell office:value-type="string">
            <text:p>Alumno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  <table:table-cell table:number-columns-repeated="8"/>
        </table:table-row>
        <table:table-row table:style-name="ro2">
          <table:table-cell office:value-type="string">
            <text:p>Alumno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Alumno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Alumno 17</text:p>
          </table:table-cell>
          <table:table-cell office:value-type="float" office:value="6.7">
            <text:p>6,7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Alumno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Alumno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Alumno 5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2">
          <table:table-cell office:value-type="string">
            <text:p>Alumno 2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table:number-columns-repeated="8"/>
        </table:table-row>
        <table:table-row table:style-name="ro2">
          <table:table-cell office:value-type="string">
            <text:p>Alumno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Alumno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table:number-columns-repeated="8"/>
        </table:table-row>
        <table:table-row table:style-name="ro2">
          <table:table-cell office:value-type="string">
            <text:p>Alumno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  <table:table-cell table:number-columns-repeated="8"/>
        </table:table-row>
        <table:table-row table:style-name="ro2">
          <table:table-cell office:value-type="string">
            <text:p>Alumno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Alumno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  <table:table-cell table:number-columns-repeated="8"/>
        </table:table-row>
        <table:table-row table:style-name="ro2">
          <table:table-cell office:value-type="string">
            <text:p>Alumno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Figurado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 table:number-rows-repeated="5">
          <table:table-cell table:number-columns-repeated="11"/>
        </table:table-row>
        <table:table-row table:style-name="ro2">
          <table:table-cell>
            <draw:frame table:end-cell-address="Hoja1.G178" table:end-x="2.126cm" table:end-y="0.396cm" draw:z-index="1" draw:style-name="gr1" svg:width="15.918cm" svg:height="9.909cm" svg:x="0.028cm" svg:y="0.422cm">
              <draw:object draw:notify-on-update-of-ranges="Hoja1.B131:Hoja1.C1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4"/>
          <table:table-cell table:number-columns-repeated="8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8"/>
          <table:table-cell table:style-name="ce4"/>
          <table:table-cell table:number-columns-repeated="2"/>
        </table:table-row>
        <table:table-row table:style-name="ro2" table:number-rows-repeated="18">
          <table:table-cell table:number-columns-repeated="11"/>
        </table:table-row>
        <table:table-row table:style-name="ro1">
          <table:table-cell/>
          <table:table-cell table:style-name="ce5" office:value-type="string">
            <text:p>Nota Media Bachillerato</text:p>
          </table:table-cell>
          <table:table-cell table:style-name="ce8" office:value-type="string">
            <text:p>Nota Estadística</text:p>
          </table:table-cell>
          <table:table-cell table:number-columns-repeated="8"/>
        </table:table-row>
        <table:table-row table:style-name="ro2">
          <table:table-cell office:value-type="string">
            <text:p>Alumno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Alumno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Alumno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  <table:table-cell table:number-columns-repeated="8"/>
        </table:table-row>
        <table:table-row table:style-name="ro2">
          <table:table-cell office:value-type="string">
            <text:p>Alumno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  <table:table-cell table:number-columns-repeated="8"/>
        </table:table-row>
        <table:table-row table:style-name="ro2">
          <table:table-cell office:value-type="string">
            <text:p>Alumno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Alumno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Alumno 17</text:p>
          </table:table-cell>
          <table:table-cell office:value-type="float" office:value="6.7">
            <text:p>6,7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Alumno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Alumno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Alumno 5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Alumno 2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  <table:table-cell table:number-columns-repeated="8"/>
        </table:table-row>
        <table:table-row table:style-name="ro2">
          <table:table-cell office:value-type="string">
            <text:p>Alumno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Alumno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table:number-columns-repeated="8"/>
        </table:table-row>
        <table:table-row table:style-name="ro2">
          <table:table-cell office:value-type="string">
            <text:p>Alumno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  <table:table-cell table:number-columns-repeated="8"/>
        </table:table-row>
        <table:table-row table:style-name="ro2">
          <table:table-cell office:value-type="string">
            <text:p>Alumno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Alumno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  <table:table-cell table:number-columns-repeated="8"/>
        </table:table-row>
        <table:table-row table:style-name="ro2">
          <table:table-cell office:value-type="string">
            <text:p>Alumno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Y-variable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X-variable</text:p>
          </table:table-cell>
          <table:table-cell table:style-name="ce6" office:value-type="string">
            <text:p>Univariate Stat</text:p>
          </table:table-cell>
          <table:table-cell table:style-name="ce6"/>
          <table:table-cell table:style-name="ce6" office:value-type="string">
            <text:p>Filter</text:p>
          </table:table-cell>
          <table:table-cell table:style-name="ce6" office:value-type="string">
            <text:p>Nota Media Bachillerato</text:p>
          </table:table-cell>
          <table:table-cell table:style-name="ce6" office:value-type="string">
            <text:p>Nota Estadística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Media Bachillerato</text:p>
          </table:table-cell>
          <table:table-cell office:value-type="string">
            <text:p>Mean</text:p>
          </table:table-cell>
          <table:table-cell office:value-type="float" office:value="6.72352941176471">
            <text:p>6,72</text:p>
          </table:table-cell>
          <table:table-cell office:value-type="string">
            <text:p>Correlation</text:p>
          </table:table-cell>
          <table:table-cell table:style-name="ce10" office:value-type="float" office:value="1">
            <text:p>1,0000</text:p>
          </table:table-cell>
          <table:table-cell table:style-name="ce10" office:value-type="float" office:value="0.823651541230835">
            <text:p>0,823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Media Bachillerato</text:p>
          </table:table-cell>
          <table:table-cell office:value-type="string">
            <text:p>Median</text:p>
          </table:table-cell>
          <table:table-cell office:value-type="float" office:value="6.8">
            <text:p>6,8</text:p>
          </table:table-cell>
          <table:table-cell office:value-type="string">
            <text:p>p-value</text:p>
          </table:table-cell>
          <table:table-cell table:style-name="ce10"/>
          <table:table-cell table:style-name="ce10" office:value-type="float" office:value="0.0000483421907526511">
            <text:p>0,000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Media Bachillerato</text:p>
          </table:table-cell>
          <table:table-cell office:value-type="string">
            <text:p>Minimum</text:p>
          </table:table-cell>
          <table:table-cell office:value-type="float" office:value="5.4">
            <text:p>5,4</text:p>
          </table:table-cell>
          <table:table-cell office:value-type="string">
            <text:p>Rank-Corr</text:p>
          </table:table-cell>
          <table:table-cell table:style-name="ce10" office:value-type="float" office:value="1">
            <text:p>1,0000</text:p>
          </table:table-cell>
          <table:table-cell table:style-name="ce10" office:value-type="float" office:value="0.807530059909158">
            <text:p>0,807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Media Bachillerato</text:p>
          </table:table-cell>
          <table:table-cell office:value-type="string">
            <text:p>Maximum</text:p>
          </table:table-cell>
          <table:table-cell office:value-type="float" office:value="8">
            <text:p>8</text:p>
          </table:table-cell>
          <table:table-cell office:value-type="string">
            <text:p>p[rank-corr]</text:p>
          </table:table-cell>
          <table:table-cell table:style-name="ce10"/>
          <table:table-cell table:style-name="ce10" office:value-type="float" office:value="0.0000886283387685083">
            <text:p>0,000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Media Bachillerato</text:p>
          </table:table-cell>
          <table:table-cell office:value-type="string">
            <text:p>N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table:number-columns-repeated="2" office:value-type="float" office:value="17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Media Bachillerato</text:p>
          </table:table-cell>
          <table:table-cell office:value-type="string">
            <text:p>P[Sign-Rank]</text:p>
          </table:table-cell>
          <table:table-cell table:style-name="ce10" office:value-type="float" office:value="0.000306751573589614">
            <text:p>0,0003</text:p>
          </table:table-cell>
          <table:table-cell office:value-type="string">
            <text:p>intercept</text:p>
          </table:table-cell>
          <table:table-cell table:style-name="ce10"/>
          <table:table-cell table:style-name="ce10" office:value-type="float" office:value="-4.18506923540046">
            <text:p>-4,1851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>
            <text:p>Nota Media Bachillerato</text:p>
          </table:table-cell>
          <table:table-cell table:style-name="ce6" table:number-columns-repeated="2"/>
          <table:table-cell table:style-name="ce6" office:value-type="string">
            <text:p>slope</text:p>
          </table:table-cell>
          <table:table-cell table:style-name="ce11"/>
          <table:table-cell table:style-name="ce11" office:value-type="float" office:value="1.61107766405781">
            <text:p>1,611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Estadística</text:p>
          </table:table-cell>
          <table:table-cell office:value-type="string">
            <text:p>Mean</text:p>
          </table:table-cell>
          <table:table-cell office:value-type="float" office:value="6.64705882352941">
            <text:p>6,65</text:p>
          </table:table-cell>
          <table:table-cell office:value-type="string">
            <text:p>Correlation</text:p>
          </table:table-cell>
          <table:table-cell table:style-name="ce10" office:value-type="float" office:value="0.82365154123084">
            <text:p>0,8237</text:p>
          </table:table-cell>
          <table:table-cell table:style-name="ce10" office:value-type="float" office:value="1">
            <text:p>1,000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Estadística</text:p>
          </table:table-cell>
          <table:table-cell office:value-type="string">
            <text:p>Median</text:p>
          </table:table-cell>
          <table:table-cell office:value-type="float" office:value="7">
            <text:p>7</text:p>
          </table:table-cell>
          <table:table-cell office:value-type="string">
            <text:p>p-value</text:p>
          </table:table-cell>
          <table:table-cell table:style-name="ce10" office:value-type="float" office:value="0.0000483421907526417">
            <text:p>0,000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office:value-type="string">
            <text:p>Nota Estadística</text:p>
          </table:table-cell>
          <table:table-cell office:value-type="string">
            <text:p>Minimum</text:p>
          </table:table-cell>
          <table:table-cell office:value-type="float" office:value="4">
            <text:p>4</text:p>
          </table:table-cell>
          <table:table-cell office:value-type="string">
            <text:p>Rank-Corr</text:p>
          </table:table-cell>
          <table:table-cell table:style-name="ce10" office:value-type="float" office:value="0.807530059909158">
            <text:p>0,8075</text:p>
          </table:table-cell>
          <table:table-cell table:style-name="ce10" office:value-type="float" office:value="1">
            <text:p>1,000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Estadística</text:p>
          </table:table-cell>
          <table:table-cell office:value-type="string">
            <text:p>Maximum</text:p>
          </table:table-cell>
          <table:table-cell office:value-type="float" office:value="9">
            <text:p>9</text:p>
          </table:table-cell>
          <table:table-cell office:value-type="string">
            <text:p>p[rank-corr]</text:p>
          </table:table-cell>
          <table:table-cell table:style-name="ce10" office:value-type="float" office:value="0.0000886283387685083">
            <text:p>0,0001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office:value-type="string">
            <text:p>Nota Estadística</text:p>
          </table:table-cell>
          <table:table-cell office:value-type="string">
            <text:p>N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table:number-columns-repeated="2" office:value-type="float" office:value="17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ta Estadística</text:p>
          </table:table-cell>
          <table:table-cell office:value-type="string">
            <text:p>P[Sign-Rank]</text:p>
          </table:table-cell>
          <table:table-cell table:style-name="ce10" office:value-type="float" office:value="0.000306751573589614">
            <text:p>0,0003</text:p>
          </table:table-cell>
          <table:table-cell office:value-type="string">
            <text:p>intercept</text:p>
          </table:table-cell>
          <table:table-cell table:style-name="ce10" office:value-type="float" office:value="3.92454760031476">
            <text:p>3,9245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style-name="ce6" office:value-type="string">
            <text:p>Nota Estadística</text:p>
          </table:table-cell>
          <table:table-cell table:style-name="ce6" table:number-columns-repeated="2"/>
          <table:table-cell table:style-name="ce6" office:value-type="string">
            <text:p>slope</text:p>
          </table:table-cell>
          <table:table-cell table:style-name="ce11" office:value-type="float" office:value="0.421085759244682">
            <text:p>0,4211</text:p>
          </table:table-cell>
          <table:table-cell table:style-name="ce11"/>
          <table:table-cell table:number-columns-repeated="4"/>
        </table:table-row>
        <table:table-row table:style-name="ro2" table:number-rows-repeated="5">
          <table:table-cell table:number-columns-repeated="11"/>
        </table:table-row>
        <table:table-row table:style-name="ro2">
          <table:table-cell>
            <draw:frame table:end-cell-address="Hoja1.G248" table:end-x="2.098cm" table:end-y="0.007cm" draw:z-index="2" draw:style-name="gr1" svg:width="15.918cm" svg:height="9.909cm" svg:x="0cm" svg:y="0.032cm">
              <draw:object draw:notify-on-update-of-ranges="Hoja1.B131:Hoja1.C15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33"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formula="oooc:=([.A260]-5.5)^2+1" office:value-type="float" office:value="21.25">
            <text:p>21,25</text:p>
          </table:table-cell>
          <table:table-cell/>
          <table:table-cell office:value-type="string">
            <text:p>R=1</text:p>
          </table:table-cell>
          <table:table-cell table:number-columns-repeated="2"/>
          <table:table-cell office:value-type="string">
            <text:p>R=-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formula="oooc:=([.A261]-5.5)^2+1" office:value-type="float" office:value="13.25">
            <text:p>13,2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ooc:=21-[.G261]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formula="oooc:=([.A262]-5.5)^2+1" office:value-type="float" office:value="7.25">
            <text:p>7,2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ooc:=21-[.G262]"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ooc:=([.A263]-5.5)^2+1" office:value-type="float" office:value="3.25">
            <text:p>3,25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ooc:=21-[.G263]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ooc:=([.A264]-5.5)^2+1" office:value-type="float" office:value="1.25">
            <text:p>1,25</text:p>
          </table:table-cell>
          <table:table-cell/>
          <table:table-cell table:number-columns-repeated="2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ooc:=21-[.G264]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ooc:=([.A265]-5.5)^2+1" office:value-type="float" office:value="1.25">
            <text:p>1,25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formula="oooc:=21-[.G265]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ooc:=([.A266]-5.5)^2+1" office:value-type="float" office:value="3.25">
            <text:p>3,25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ooc:=21-[.G266]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ooc:=([.A267]-5.5)^2+1" office:value-type="float" office:value="7.25">
            <text:p>7,25</text:p>
          </table:table-cell>
          <table:table-cell/>
          <table:table-cell table:number-columns-repeated="2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formula="oooc:=21-[.G267]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ooc:=([.A268]-5.5)^2+1" office:value-type="float" office:value="13.25">
            <text:p>13,25</text:p>
          </table:table-cell>
          <table:table-cell/>
          <table:table-cell table:number-columns-repeated="2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formula="oooc:=21-[.G268]"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ooc:=([.A269]-5.5)^2+1" office:value-type="float" office:value="21.25">
            <text:p>21,25</text:p>
          </table:table-cell>
          <table:table-cell/>
          <table:table-cell table:number-columns-repeated="2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formula="oooc:=21-[.G269]"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10.1">
            <text:p>10,1</text:p>
          </table:table-cell>
          <table:table-cell table:formula="oooc:=22" office:value-type="float" office:value="22">
            <text:p>22</text:p>
          </table:table-cell>
          <table:table-cell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formula="oooc:=21-[.G270]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formula="oooc:=21-[.G271]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ooc:=CORREL([.A260:.A269];[.B260:.B269])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formula="oooc:=21-[.G272]" office:value-type="float" office:value="1">
            <text:p>1</text:p>
          </table:table-cell>
          <table:table-cell table:number-columns-repeated="3"/>
        </table:table-row>
        <table:table-row table:style-name="ro2">
          <table:table-cell>
            <draw:frame table:end-cell-address="Hoja1.G296" table:end-x="2.022cm" table:end-y="0.304cm" draw:z-index="3" draw:style-name="gr1" svg:width="15.758cm" svg:height="10.399cm" svg:x="0.084cm" svg:y="0.291cm">
              <draw:object draw:notify-on-update-of-ranges="Hoja1.A260:Hoja1.B27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5">
          <table:table-cell table:number-columns-repeated="11"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8.25">
            <text:p>8,25</text:p>
          </table:table-cell>
          <table:table-cell table:number-columns-repeated="9"/>
        </table:table-row>
        <table:table-row table:style-name="ro2">
          <table:table-cell office:value-type="float" office:value="5.5">
            <text:p>5,5</text:p>
          </table:table-cell>
          <table:table-cell office:value-type="float" office:value="4.75">
            <text:p>4,75</text:p>
          </table:table-cell>
          <table:table-cell table:number-columns-repeated="9"/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8.5">
            <text:p>8,5</text:p>
          </table:table-cell>
          <table:table-cell table:number-columns-repeated="9"/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0.75">
            <text:p>0,75</text:p>
          </table:table-cell>
          <table:table-cell table:number-columns-repeated="9"/>
        </table:table-row>
        <table:table-row table:style-name="ro2">
          <table:table-cell office:value-type="float" office:value="6.2">
            <text:p>6,2</text:p>
          </table:table-cell>
          <table:table-cell office:value-type="float" office:value="4.25">
            <text:p>4,25</text:p>
          </table:table-cell>
          <table:table-cell table:number-columns-repeated="9"/>
        </table:table-row>
        <table:table-row table:style-name="ro2">
          <table:table-cell office:value-type="float" office:value="6.6">
            <text:p>6,6</text:p>
          </table:table-cell>
          <table:table-cell office:value-type="float" office:value="4.75">
            <text:p>4,75</text:p>
          </table:table-cell>
          <table:table-cell table:number-columns-repeated="9"/>
        </table:table-row>
        <table:table-row table:style-name="ro2">
          <table:table-cell office:value-type="float" office:value="6.7">
            <text:p>6,7</text:p>
          </table:table-cell>
          <table:table-cell office:value-type="float" office:value="3.75">
            <text:p>3,75</text:p>
          </table:table-cell>
          <table:table-cell table:number-columns-repeated="9"/>
        </table:table-row>
        <table:table-row table:style-name="ro2">
          <table:table-cell office:value-type="float" office:value="6.7">
            <text:p>6,7</text:p>
          </table:table-cell>
          <table:table-cell office:value-type="float" office:value="0.65">
            <text:p>0,65</text:p>
          </table:table-cell>
          <table:table-cell table:number-columns-repeated="9"/>
        </table:table-row>
        <table:table-row table:style-name="ro2">
          <table:table-cell office:value-type="float" office:value="6.8">
            <text:p>6,8</text:p>
          </table:table-cell>
          <table:table-cell office:value-type="float" office:value="0.75">
            <text:p>0,75</text:p>
          </table:table-cell>
          <table:table-cell table:number-columns-repeated="9"/>
        </table:table-row>
        <table:table-row table:style-name="ro2">
          <table:table-cell office:value-type="float" office:value="6.9">
            <text:p>6,9</text:p>
          </table:table-cell>
          <table:table-cell office:value-type="float" office:value="4.75">
            <text:p>4,75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25">
            <text:p>2,25</text:p>
          </table:table-cell>
          <table:table-cell table:number-columns-repeated="9"/>
        </table:table-row>
        <table:table-row table:style-name="ro2">
          <table:table-cell office:value-type="float" office:value="7.1">
            <text:p>7,1</text:p>
          </table:table-cell>
          <table:table-cell office:value-type="float" office:value="1.25">
            <text:p>1,25</text:p>
          </table:table-cell>
          <table:table-cell table:number-columns-repeated="9"/>
        </table:table-row>
        <table:table-row table:style-name="ro2">
          <table:table-cell office:value-type="float" office:value="7.2">
            <text:p>7,2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table:number-columns-repeated="9"/>
        </table:table-row>
        <table:table-row table:style-name="ro2">
          <table:table-cell office:value-type="float" office:value="7.7">
            <text:p>7,7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float" office:value="7.9">
            <text:p>7,9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.25">
            <text:p>6,25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formula="oooc:=CORREL([.A299:.A315];[.B299:.B315])" office:value-type="float" office:value="0.00386667144782336">
            <text:p>0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>
            <draw:frame table:end-cell-address="Hoja1.G343" table:end-x="2.107cm" table:end-y="0.24cm" draw:z-index="4" draw:style-name="gr1" svg:width="15.926cm" svg:height="10.316cm" svg:x="0.001cm" svg:y="0.311cm">
              <draw:object draw:notify-on-update-of-ranges="Hoja1.A299:Hoja1.B3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5">
          <table:table-cell table:number-columns-repeated="11"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  <table:table-cell table:number-columns-repeated="9"/>
        </table:table-row>
        <table:table-row table:style-name="ro2">
          <table:table-cell office:value-type="float" office:value="5.9">
            <text:p>5,9</text:p>
          </table:table-cell>
          <table:table-cell table:style-name="ce4" office:value-type="float" office:value="6.5">
            <text:p>6,5</text:p>
          </table:table-cell>
          <table:table-cell table:number-columns-repeated="9"/>
        </table:table-row>
        <table:table-row table:style-name="ro2">
          <table:table-cell office:value-type="float" office:value="6.3">
            <text:p>6,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float" office:value="6.3">
            <text:p>6,3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 office:value-type="float" office:value="6.5">
            <text:p>6,5</text:p>
          </table:table-cell>
          <table:table-cell table:number-columns-repeated="9"/>
        </table:table-row>
        <table:table-row table:style-name="ro2">
          <table:table-cell office:value-type="float" office:value="6.7">
            <text:p>6,7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float" office:value="6.7">
            <text:p>6,7</text:p>
          </table:table-cell>
          <table:table-cell office:value-type="float" office:value="5.5">
            <text:p>5,5</text:p>
          </table:table-cell>
          <table:table-cell table:number-columns-repeated="9"/>
        </table:table-row>
        <table:table-row table:style-name="ro2">
          <table:table-cell office:value-type="float" office:value="7.5">
            <text:p>7,5</text:p>
          </table:table-cell>
          <table:table-cell office:value-type="float" office:value="6.7">
            <text:p>6,7</text:p>
          </table:table-cell>
          <table:table-cell table:number-columns-repeated="9"/>
        </table:table-row>
        <table:table-row table:style-name="ro2">
          <table:table-cell office:value-type="float" office:value="6.9">
            <text:p>6,9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.5">
            <text:p>8,5</text:p>
          </table:table-cell>
          <table:table-cell table:number-columns-repeated="9"/>
        </table:table-row>
        <table:table-row table:style-name="ro2">
          <table:table-cell office:value-type="float" office:value="7.1">
            <text:p>7,1</text:p>
          </table:table-cell>
          <table:table-cell office:value-type="float" office:value="6.8">
            <text:p>6,8</text:p>
          </table:table-cell>
          <table:table-cell table:number-columns-repeated="9"/>
        </table:table-row>
        <table:table-row table:style-name="ro2"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  <table:table-cell table:number-columns-repeated="9"/>
        </table:table-row>
        <table:table-row table:style-name="ro2"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 office:value-type="float" office:value="7.8">
            <text:p>7,8</text:p>
          </table:table-cell>
          <table:table-cell office:value-type="float" office:value="8.5">
            <text:p>8,5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formula="oooc:=CORREL([.A346:.A361];[.B346:.B361])" office:value-type="float" office:value="0.698445010930102">
            <text:p>0,7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>
            <draw:frame table:end-cell-address="Hoja1.G389" table:end-x="2.162cm" table:end-y="0.179cm" draw:z-index="5" draw:style-name="gr1" svg:width="15.926cm" svg:height="9.838cm" svg:x="0.056cm" svg:y="0.276cm">
              <draw:object draw:notify-on-update-of-ranges="Hoja1.A346:Hoja1.B36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3">
          <table:table-cell table:number-columns-repeated="11"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  <table:table-cell table:formula="oooc:=-[.B391]+14"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 table:formula="oooc:=-[.B392]+14"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  <table:table-cell table:formula="oooc:=-[.B393]+14" office:value-type="float" office:value="8.5">
            <text:p>8,5</text:p>
          </table:table-cell>
          <table:table-cell table:number-columns-repeated="8"/>
        </table:table-row>
        <table:table-row table:style-name="ro2">
          <table:table-cell office:value-type="float" office:value="5.9">
            <text:p>5,9</text:p>
          </table:table-cell>
          <table:table-cell table:style-name="ce3" office:value-type="float" office:value="6.5">
            <text:p>6,5</text:p>
          </table:table-cell>
          <table:table-cell table:formula="oooc:=-[.B394]+14" office:value-type="float" office:value="7.5">
            <text:p>7,5</text:p>
          </table:table-cell>
          <table:table-cell table:number-columns-repeated="8"/>
        </table:table-row>
        <table:table-row table:style-name="ro2">
          <table:table-cell office:value-type="float" office:value="6.3">
            <text:p>6,3</text:p>
          </table:table-cell>
          <table:table-cell office:value-type="float" office:value="5">
            <text:p>5</text:p>
          </table:table-cell>
          <table:table-cell table:formula="oooc:=-[.B395]+14"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float" office:value="6.3">
            <text:p>6,3</text:p>
          </table:table-cell>
          <table:table-cell office:value-type="float" office:value="8">
            <text:p>8</text:p>
          </table:table-cell>
          <table:table-cell table:formula="oooc:=-[.B396]+14"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6.5">
            <text:p>6,5</text:p>
          </table:table-cell>
          <table:table-cell table:formula="oooc:=-[.B397]+14" office:value-type="float" office:value="7.5">
            <text:p>7,5</text:p>
          </table:table-cell>
          <table:table-cell table:number-columns-repeated="8"/>
        </table:table-row>
        <table:table-row table:style-name="ro2">
          <table:table-cell office:value-type="float" office:value="6.7">
            <text:p>6,7</text:p>
          </table:table-cell>
          <table:table-cell office:value-type="float" office:value="9">
            <text:p>9</text:p>
          </table:table-cell>
          <table:table-cell table:formula="oooc:=-[.B398]+14"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6.7">
            <text:p>6,7</text:p>
          </table:table-cell>
          <table:table-cell office:value-type="float" office:value="5.5">
            <text:p>5,5</text:p>
          </table:table-cell>
          <table:table-cell table:formula="oooc:=-[.B399]+14" office:value-type="float" office:value="8.5">
            <text:p>8,5</text:p>
          </table:table-cell>
          <table:table-cell table:number-columns-repeated="8"/>
        </table:table-row>
        <table:table-row table:style-name="ro2">
          <table:table-cell office:value-type="float" office:value="7.5">
            <text:p>7,5</text:p>
          </table:table-cell>
          <table:table-cell office:value-type="float" office:value="6.7">
            <text:p>6,7</text:p>
          </table:table-cell>
          <table:table-cell table:formula="oooc:=-[.B400]+14" office:value-type="float" office:value="7.3">
            <text:p>7,3</text:p>
          </table:table-cell>
          <table:table-cell table:number-columns-repeated="8"/>
        </table:table-row>
        <table:table-row table:style-name="ro2">
          <table:table-cell office:value-type="float" office:value="6.9">
            <text:p>6,9</text:p>
          </table:table-cell>
          <table:table-cell office:value-type="float" office:value="8">
            <text:p>8</text:p>
          </table:table-cell>
          <table:table-cell table:formula="oooc:=-[.B401]+14"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.5">
            <text:p>8,5</text:p>
          </table:table-cell>
          <table:table-cell table:formula="oooc:=-[.B402]+14" office:value-type="float" office:value="5.5">
            <text:p>5,5</text:p>
          </table:table-cell>
          <table:table-cell table:number-columns-repeated="8"/>
        </table:table-row>
        <table:table-row table:style-name="ro2">
          <table:table-cell office:value-type="float" office:value="7.1">
            <text:p>7,1</text:p>
          </table:table-cell>
          <table:table-cell office:value-type="float" office:value="6.8">
            <text:p>6,8</text:p>
          </table:table-cell>
          <table:table-cell table:formula="oooc:=-[.B403]+14" office:value-type="float" office:value="7.2">
            <text:p>7,2</text:p>
          </table:table-cell>
          <table:table-cell table:number-columns-repeated="8"/>
        </table:table-row>
        <table:table-row table:style-name="ro2"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  <table:table-cell table:formula="oooc:=-[.B404]+14" office:value-type="float" office:value="7.5">
            <text:p>7,5</text:p>
          </table:table-cell>
          <table:table-cell table:number-columns-repeated="8"/>
        </table:table-row>
        <table:table-row table:style-name="ro2"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  <table:table-cell table:formula="oooc:=-[.B405]+14"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7.8">
            <text:p>7,8</text:p>
          </table:table-cell>
          <table:table-cell office:value-type="float" office:value="8.5">
            <text:p>8,5</text:p>
          </table:table-cell>
          <table:table-cell table:formula="oooc:=-[.B406]+14" office:value-type="float" office:value="5.5">
            <text:p>5,5</text:p>
          </table:table-cell>
          <table:table-cell table:number-columns-repeated="8"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3">
            <text:p>3</text:p>
          </table:table-cell>
          <table:table-cell office:value-type="float" office:value="10.01">
            <text:p>10,01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.9">
            <text:p>4,9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formula="oooc:=CORREL([.A391:.A406];[.C391:.C406])" office:value-type="float" office:value="-0.698445010930122">
            <text:p>-0,7</text:p>
          </table:table-cell>
          <table:table-cell table:number-columns-repeated="10"/>
        </table:table-row>
        <table:table-row table:style-name="ro2" table:number-rows-repeated="9">
          <table:table-cell table:number-columns-repeated="11"/>
        </table:table-row>
        <table:table-row table:style-name="ro2">
          <table:table-cell>
            <draw:frame table:end-cell-address="Hoja1.G441" table:end-x="2.134cm" table:end-y="0.385cm" draw:z-index="6" draw:style-name="gr1" svg:width="15.814cm" svg:height="9.518cm" svg:x="0.14cm" svg:y="0.35cm">
              <draw:object draw:notify-on-update-of-ranges="Hoja1.A391:Hoja1.A408 Hoja1.C391:Hoja1.C40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"/>
        </table:table-row>
      </table:table>
      <table:table table:name="Hoja2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4" table:number-columns-repeated="11" table:default-cell-style-name="Default"/>
        <table:table-column table:style-name="co1" table:number-columns-repeated="2" table:default-cell-style-name="Default"/>
        <table:table-row table:style-name="ro2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/>
          <table:table-cell table:style-name="ce2" office:value-type="string">
            <text:p>Nota Media Bachillerato</text:p>
          </table:table-cell>
          <table:table-cell table:style-name="ce7" office:value-type="string">
            <text:p>Nota Estadística</text:p>
          </table:table-cell>
          <table:table-cell/>
          <table:table-cell table:style-name="ce8" office:value-type="string">
            <text:p>Nota Batx. \ Nota Est.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.5">
            <text:p>4,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.5">
            <text:p>5,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.5">
            <text:p>6,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.5">
            <text:p>7,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.5">
            <text:p>8,5</text:p>
          </table:table-cell>
          <table:table-cell table:style-name="ce1"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Alumno 1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  <table:table-cell/>
          <table:table-cell table:style-name="ce1" office:value-type="float" office:value="5.4">
            <text:p>5,4</text:p>
          </table:table-cell>
          <table:table-cell table:style-name="ce1" office:value-type="float" office:value="1">
            <text:p>1</text:p>
          </table:table-cell>
          <table:table-cell table:number-columns-repeated="10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2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/>
          <table:table-cell table:style-name="ce1" office:value-type="float" office:value="5.5">
            <text:p>5,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3</text:p>
          </table:table-cell>
          <table:table-cell office:value-type="float" office:value="5.5">
            <text:p>5,5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5.8">
            <text:p>5,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Alumno 4</text:p>
          </table:table-cell>
          <table:table-cell office:value-type="float" office:value="6.2">
            <text:p>6,2</text:p>
          </table:table-cell>
          <table:table-cell office:value-type="float" office:value="5">
            <text:p>5</text:p>
          </table:table-cell>
          <table:table-cell/>
          <table:table-cell table:style-name="ce1" office:value-type="float" office:value="6.2">
            <text:p>6,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5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  <table:table-cell/>
          <table:table-cell table:style-name="ce1" office:value-type="float" office:value="6.6">
            <text:p>6,6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6</text:p>
          </table:table-cell>
          <table:table-cell office:value-type="float" office:value="5.8">
            <text:p>5,8</text:p>
          </table:table-cell>
          <table:table-cell office:value-type="float" office:value="5.5">
            <text:p>5,5</text:p>
          </table:table-cell>
          <table:table-cell/>
          <table:table-cell table:style-name="ce1" office:value-type="float" office:value="6.7">
            <text:p>6,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7</text:p>
          </table:table-cell>
          <table:table-cell office:value-type="float" office:value="7.9">
            <text:p>7,9</text:p>
          </table:table-cell>
          <table:table-cell office:value-type="float" office:value="8.5">
            <text:p>8,5</text:p>
          </table:table-cell>
          <table:table-cell/>
          <table:table-cell table:style-name="ce1" office:value-type="float" office:value="6.8">
            <text:p>6,8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Alumno 8</text:p>
          </table:table-cell>
          <table:table-cell office:value-type="float" office:value="6.7">
            <text:p>6,7</text:p>
          </table:table-cell>
          <table:table-cell office:value-type="float" office:value="6">
            <text:p>6</text:p>
          </table:table-cell>
          <table:table-cell/>
          <table:table-cell table:style-name="ce1" office:value-type="float" office:value="7">
            <text:p>7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9</text:p>
          </table:table-cell>
          <table:table-cell office:value-type="float" office:value="7.2">
            <text:p>7,2</text:p>
          </table:table-cell>
          <table:table-cell office:value-type="float" office:value="6.5">
            <text:p>6,5</text:p>
          </table:table-cell>
          <table:table-cell/>
          <table:table-cell table:style-name="ce1" office:value-type="float" office:value="7.1">
            <text:p>7,1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Alumno 10</text:p>
          </table:table-cell>
          <table:table-cell office:value-type="float" office:value="5.4">
            <text:p>5,4</text:p>
          </table:table-cell>
          <table:table-cell office:value-type="float" office:value="4">
            <text:p>4</text:p>
          </table:table-cell>
          <table:table-cell/>
          <table:table-cell table:style-name="ce1" office:value-type="float" office:value="7.2">
            <text:p>7,2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11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  <table:table-cell/>
          <table:table-cell table:style-name="ce1" office:value-type="float" office:value="7.7">
            <text:p>7,7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style-name="ce1" office:value-type="float" office:value="7.9">
            <text:p>7,9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13</text:p>
          </table:table-cell>
          <table:table-cell office:value-type="float" office:value="6.8">
            <text:p>6,8</text:p>
          </table:table-cell>
          <table:table-cell office:value-type="float" office:value="8">
            <text:p>8</text:p>
          </table:table-cell>
          <table:table-cell/>
          <table:table-cell table:style-name="ce1" office:value-type="float" office:value="8">
            <text:p>8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lumno 14</text:p>
          </table:table-cell>
          <table:table-cell office:value-type="float" office:value="7.1">
            <text:p>7,1</text:p>
          </table:table-cell>
          <table:table-cell office:value-type="float" office:value="7.5">
            <text:p>7,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SUM([.F16:.P16])" office:value-type="float" office:value="17">
            <text:p>17</text:p>
          </table:table-cell>
          <table:table-cell/>
        </table:table-row>
        <table:table-row table:style-name="ro2">
          <table:table-cell office:value-type="string">
            <text:p>Alumno 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5"/>
        </table:table-row>
        <table:table-row table:style-name="ro2">
          <table:table-cell office:value-type="string">
            <text:p>Alumno 16</text:p>
          </table:table-cell>
          <table:table-cell office:value-type="float" office:value="5.8">
            <text:p>5,8</text:p>
          </table:table-cell>
          <table:table-cell office:value-type="float" office:value="4.5">
            <text:p>4,5</text:p>
          </table:table-cell>
          <table:table-cell table:number-columns-repeated="15"/>
        </table:table-row>
        <table:table-row table:style-name="ro2">
          <table:table-cell office:value-type="string">
            <text:p>Alumno 1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  <table:table-cell table:number-columns-repeated="15"/>
        </table:table-row>
        <table:table-row table:style-name="ro2" table:number-rows-repeated="2"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Default">
            <draw:frame table:end-cell-address="Hoja2.H42" table:end-x="0.792cm" table:end-y="0.256cm" draw:z-index="0" draw:style-name="gr1" svg:width="13.509cm" svg:height="9.152cm" svg:x="0.586cm" svg:y="0.135cm">
              <draw:object draw:notify-on-update-of-ranges="Hoja2.B3:Hoja2.C1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Mitjana X</text:p>
          </table:table-cell>
          <table:table-cell table:formula="oooc:=AVERAGE([.B3:.B19])" office:value-type="float" office:value="6.72941176470588">
            <text:p>6,73</text:p>
          </table:table-cell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Mitjana Y</text:p>
          </table:table-cell>
          <table:table-cell table:formula="oooc:=AVERAGE([.C3:.C19])" office:value-type="float" office:value="6.64705882352941">
            <text:p>6,65</text:p>
          </table:table-cell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Variància X</text:p>
          </table:table-cell>
          <table:table-cell table:formula="oooc:=VARP([.B3:.B19])" office:value-type="float" office:value="0.577370242214533">
            <text:p>0,58</text:p>
          </table:table-cell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Variància Y</text:p>
          </table:table-cell>
          <table:table-cell table:formula="oooc:=VARP([.C3:.C19])" office:value-type="float" office:value="2.19896193771626">
            <text:p>2,2</text:p>
          </table:table-cell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Desv. Tip. X</text:p>
          </table:table-cell>
          <table:table-cell table:formula="oooc:=SQRT([.R25])" office:value-type="float" office:value="0.759848828527447">
            <text:p>0,76</text:p>
          </table:table-cell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Desv. Tip Y</text:p>
          </table:table-cell>
          <table:table-cell table:formula="oooc:=SQRT([.R26])" office:value-type="float" office:value="1.48288972540653">
            <text:p>1,48</text:p>
          </table:table-cell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Covariància</text:p>
          </table:table-cell>
          <table:table-cell table:formula="oooc:=COVAR([.B3:.B19];[.C3:.C19])" office:value-type="float" office:value="0.930968858131504">
            <text:p>0,93</text:p>
          </table:table-cell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Correlació</text:p>
          </table:table-cell>
          <table:table-cell table:formula="oooc:=CORREL([.B3:.B19];[.C3:.C19])" office:value-type="float" office:value="0.826226460224915">
            <text:p>0,83</text:p>
          </table:table-cell>
        </table:table-row>
        <table:table-row table:style-name="ro2">
          <table:table-cell table:style-name="Default" table:number-columns-repeated="3"/>
          <table:table-cell table:number-columns-repeated="15"/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_a</text:p>
          </table:table-cell>
          <table:table-cell table:formula="oooc:=[.R29]/[.R25]" office:value-type="float" office:value="1.61242958168527">
            <text:p>1,61</text:p>
          </table:table-cell>
        </table:table-row>
        <table:table-row table:style-name="ro2">
          <table:table-cell table:style-name="Default" table:number-columns-repeated="3"/>
          <table:table-cell table:number-columns-repeated="13"/>
          <table:table-cell office:value-type="string">
            <text:p>_b</text:p>
          </table:table-cell>
          <table:table-cell table:formula="oooc:=[.R24]-[.R32]*[.R23]" office:value-type="float" office:value="-4.20364377322325">
            <text:p>-4,2</text:p>
          </table:table-cell>
        </table:table-row>
      </table:table>
      <table:database-ranges>
        <table:database-range table:target-range-address="Hoja2.E17:Hoja2.E33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7">07/03/2008</text:date>, <text:time>19:4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1-14T11:52:14</meta:creation-date>
    <dc:creator>José Luis</dc:creator>
    <dc:date>2008-03-07T19:46:33</dc:date>
    <dc:language>es-ES</dc:language>
    <meta:editing-cycles>40</meta:editing-cycles>
    <meta:editing-duration>P1DT0H17M1S</meta:editing-duration>
    <meta:user-defined meta:name="Info 1"/>
    <meta:user-defined meta:name="Info 2"/>
    <meta:user-defined meta:name="Info 3"/>
    <meta:user-defined meta:name="Info 4"/>
    <meta:document-statistic meta:table-count="2" meta:cell-count="105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2000007629395pt" style:font-family-asian="'MS Gothic'" style:font-family-generic-asian="system" style:font-pitch-asian="variable" style:font-size-asian="19.2000007629395pt" style:font-family-complex="Tahoma" style:font-family-generic-complex="system" style:font-pitch-complex="variable" style:font-size-complex="19.200000762939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'MS Gothic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1999998092651pt" style:font-family-asian="'MS Gothic'" style:font-family-generic-asian="system" style:font-pitch-asian="variable" style:font-size-asian="13.1999998092651pt" style:font-family-complex="Tahoma" style:font-family-generic-complex="system" style:font-pitch-complex="variable" style:font-size-complex="13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'MS Gothic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8.5pt" style:font-family-asian="'MS Gothic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584cm" svg:height="10.623cm" chart:class="chart:scatter" chart:style-name="ch1">
        <chart:title svg:x="4.214cm" svg:y="0.212cm" chart:style-name="ch2">
          <text:p>Diagrama de dispersión</text:p>
        </chart:title>
        <chart:plot-area chart:style-name="ch3" table:cell-range-address="Hoja1.$C$55:.$D$73" chart:data-source-has-labels="row" chart:table-number-list="0" svg:x="0.31cm" svg:y="1.39cm" svg:width="14.964cm" svg:height="9.021cm">
          <chart:axis chart:dimension="x" chart:name="primary-x" chart:style-name="ch4">
            <chart:title svg:x="6cm" svg:y="9.881cm" chart:style-name="ch5">
              <text:p>Nota Media Bachillerato</text:p>
            </chart:title>
            <chart:categories table:cell-range-address="local-table.A2:.A19"/>
          </chart:axis>
          <chart:axis chart:dimension="y" chart:name="primary-y" chart:style-name="ch6">
            <chart:title svg:x="0.31cm" svg:y="6.858cm" chart:style-name="ch5">
              <text:p>Nota Sociología</text:p>
            </chart:title>
          </chart:axis>
          <chart:series chart:style-name="ch7">
            <chart:domain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a Media Bachillerato</text:p>
              </table:table-cell>
              <table:table-cell office:value-type="string">
                <text:p>Nota Sociología</text:p>
              </table:table-cell>
            </table:table-row>
          </table:table-header-rows>
          <table:table-rows>
            <table:table-row>
              <table:table-cell office:value-type="string">
                <text:p>Fila 56</text:p>
              </table:table-cell>
              <table:table-cell office:value-type="float" office:value="5.4">
                <text:p>5.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5.5">
                <text:p>5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5.8">
                <text:p>5.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5.8">
                <text:p>5.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6.2">
                <text:p>6.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6.6">
                <text:p>6.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6.7">
                <text:p>6.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6.7">
                <text:p>6.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6.8">
                <text:p>6.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6.9">
                <text:p>6.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7">
                <text:p>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7">
                <text:p>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7.1">
                <text:p>7.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7.7">
                <text:p>7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7.9">
                <text:p>7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8">
                <text:p>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8">
                <text:p>8</text:p>
              </table:table-cell>
              <table:table-cell office:value-type="float" office:value="10.01">
                <text:p>10.0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3999996185303pt" style:font-family-asian="'MS Gothic'" style:font-family-generic-asian="system" style:font-pitch-asian="variable" style:font-size-asian="18.3999996185303pt" style:font-family-complex="Tahoma" style:font-family-generic-complex="system" style:font-pitch-complex="variable" style:font-size-complex="18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MS Gothic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6999998092651pt" style:font-family-asian="'MS Gothic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MS Gothic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1" chart:regression-type="linear" chart:data-label-number="none" chart:data-label-text="false" chart:data-label-symbol="false"/>
      <style:graphic-properties draw:stroke="solid" svg:stroke-width="0cm" svg:stroke-color="#000000" draw:fill-color="#993366" draw:fill-image-width="0cm" draw:fill-image-height="0cm"/>
      <style:text-properties fo:font-family="Arial" style:font-family-generic="swiss" style:font-pitch="variable" fo:font-size="8.5pt" style:font-family-asian="'MS Gothic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8" style:family="chart">
      <style:graphic-properties draw:stroke="solid" svg:stroke-width="0.1cm" svg:stroke-color="#993366" draw:marker-start="" draw:marker-start-width="0.2cm" draw:marker-start-center="false" draw:marker-end="" draw:marker-end-width="0.2cm" draw:marker-end-center="false" svg:stroke-opacity="100%"/>
    </style:style>
    <style:style style:name="ch9" style:family="chart">
      <style:chart-properties chart:symbol-type="none"/>
      <style:graphic-properties draw:fill-image-width="0cm" draw:fill-image-height="0cm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5.919cm" svg:height="9.91cm" chart:class="chart:scatter" chart:style-name="ch1">
        <chart:title svg:x="4.522cm" svg:y="0.198cm" chart:style-name="ch2">
          <text:p>Diagrama de dispersión</text:p>
        </chart:title>
        <chart:plot-area chart:style-name="ch3" table:cell-range-address="Hoja1.$B$131:.$C$150" chart:data-source-has-labels="row" chart:table-number-list="0" svg:x="0.318cm" svg:y="1.314cm" svg:width="15.283cm" svg:height="8.398cm">
          <chart:axis chart:dimension="x" chart:name="primary-x" chart:style-name="ch4">
            <chart:title svg:x="6.269cm" svg:y="9.181cm" chart:style-name="ch5">
              <text:p>Nota Media Bachillerato</text:p>
            </chart:title>
            <chart:categories table:cell-range-address="local-table.A2:.A20"/>
          </chart:axis>
          <chart:axis chart:dimension="y" chart:name="primary-y" chart:style-name="ch6">
            <chart:title svg:x="0.318cm" svg:y="6.475cm" chart:style-name="ch5">
              <text:p>Nota Estadística</text:p>
            </chart:title>
          </chart:axis>
          <chart:series chart:style-name="ch7">
            <chart:domain/>
            <chart:regression-curve chart:style-name="ch8"/>
            <chart:data-point chart:style-name="ch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a Media Bachillerato</text:p>
              </table:table-cell>
              <table:table-cell office:value-type="string">
                <text:p>Nota Estadística</text:p>
              </table:table-cell>
            </table:table-row>
          </table:table-header-rows>
          <table:table-rows>
            <table:table-row>
              <table:table-cell office:value-type="string">
                <text:p>Fila 1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6.7">
                <text:p>6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7.9">
                <text:p>7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3999996185303pt" style:font-family-asian="'MS Gothic'" style:font-family-generic-asian="system" style:font-pitch-asian="variable" style:font-size-asian="18.3999996185303pt" style:font-family-complex="Tahoma" style:font-family-generic-complex="system" style:font-pitch-complex="variable" style:font-size-complex="18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MS Gothic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6999998092651pt" style:font-family-asian="'MS Gothic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MS Gothic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8.5pt" style:font-family-asian="'MS Gothic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919cm" svg:height="9.91cm" chart:class="chart:scatter" chart:style-name="ch1">
        <chart:title svg:x="4.527cm" svg:y="0.198cm" chart:style-name="ch2">
          <text:p>Diagrama de dispersión</text:p>
        </chart:title>
        <chart:plot-area chart:style-name="ch3" table:cell-range-address="Hoja1.$B$131:.$C$150" chart:data-source-has-labels="row" chart:table-number-list="0" svg:x="0.318cm" svg:y="1.314cm" svg:width="15.283cm" svg:height="8.398cm">
          <chart:axis chart:dimension="x" chart:name="primary-x" chart:style-name="ch4">
            <chart:title svg:x="6.271cm" svg:y="9.183cm" chart:style-name="ch5">
              <text:p>Nota Media Bachillerato</text:p>
            </chart:title>
            <chart:categories table:cell-range-address="local-table.A2:.A20"/>
          </chart:axis>
          <chart:axis chart:dimension="y" chart:name="primary-y" chart:style-name="ch6">
            <chart:title svg:x="0.318cm" svg:y="6.475cm" chart:style-name="ch5">
              <text:p>Nota Estadística</text:p>
            </chart:title>
          </chart:axis>
          <chart:series chart:style-name="ch7">
            <chart:domain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a Media Bachillerato</text:p>
              </table:table-cell>
              <table:table-cell office:value-type="string">
                <text:p>Nota Estadística</text:p>
              </table:table-cell>
            </table:table-row>
          </table:table-header-rows>
          <table:table-rows>
            <table:table-row>
              <table:table-cell office:value-type="string">
                <text:p>Fila 1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6.7">
                <text:p>6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7.9">
                <text:p>7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MS Gothic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1999998092651pt" style:font-family-asian="'MS Gothic'" style:font-family-generic-asian="system" style:font-pitch-asian="variable" style:font-size-asian="13.1999998092651pt" style:font-family-complex="Tahoma" style:font-family-generic-complex="system" style:font-pitch-complex="variable" style:font-size-complex="13.1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MS Gothic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6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8.80000019073486pt" style:font-family-asian="'MS Gothic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7" style:family="chart">
      <style:chart-properties chart:symbol-type="none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759cm" svg:height="10.4cm" chart:class="chart:scatter" chart:style-name="ch1">
        <chart:plot-area chart:style-name="ch2" table:cell-range-address="Hoja1.$A$260:.$B$271" chart:table-number-list="0" svg:x="0.314cm" svg:y="0.389cm" svg:width="15.131cm" svg:height="9.803cm">
          <chart:axis chart:dimension="x" chart:name="primary-x" chart:style-name="ch3">
            <chart:title svg:x="7.784cm" svg:y="9.632cm" chart:style-name="ch4">
              <text:p>r= 0</text:p>
            </chart:title>
            <chart:categories table:cell-range-address="local-table.A2:.A13"/>
          </chart:axis>
          <chart:axis chart:dimension="y" chart:name="primary-y" chart:style-name="ch5"/>
          <chart:series chart:style-name="ch6">
            <chart:domain/>
            <chart:data-point chart:repeated="11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ila 260</text:p>
              </table:table-cell>
              <table:table-cell office:value-type="float" office:value="1">
                <text:p>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2">
                <text:p>2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3">
                <text:p>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4">
                <text:p>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5">
                <text:p>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6">
                <text:p>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7">
                <text:p>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8">
                <text:p>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9">
                <text:p>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10">
                <text:p>10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10.1">
                <text:p>10.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'MS Gothic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13.1999998092651pt" style:font-family-asian="'MS Gothic'" style:font-family-generic-asian="system" style:font-pitch-asian="variable" style:font-size-asian="13.1999998092651pt" style:font-family-complex="Tahoma" style:font-family-generic-complex="system" style:font-pitch-complex="variable" style:font-size-complex="13.1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000003814697pt" style:font-family-asian="'MS Gothic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6" style:family="chart">
      <style:graphic-properties draw:fill-color="#993366"/>
      <style:text-properties fo:font-family="Arial" style:font-family-generic="swiss" style:font-pitch="variable" fo:font-size="8.60000038146973pt" style:font-family-asian="'MS Gothic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5.927cm" svg:height="10.317cm" chart:class="chart:scatter" chart:style-name="ch1">
        <chart:plot-area chart:style-name="ch2" table:cell-range-address="Hoja1.$A$299:.$B$316" chart:table-number-list="0" svg:x="0.318cm" svg:y="0.384cm" svg:width="15.291cm" svg:height="9.727cm">
          <chart:axis chart:dimension="x" chart:name="primary-x" chart:style-name="ch3">
            <chart:title svg:x="7.931cm" svg:y="9.587cm" chart:style-name="ch4">
              <text:p>r=0</text:p>
            </chart:title>
            <chart:categories table:cell-range-address="local-table.A2:.A19"/>
          </chart:axis>
          <chart:axis chart:dimension="y" chart:name="primary-y" chart:style-name="ch5"/>
          <chart:series chart:style-name="ch6">
            <chart:domain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ila 299</text:p>
              </table:table-cell>
              <table:table-cell office:value-type="float" office:value="5.4">
                <text:p>5.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5.5">
                <text:p>5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5.8">
                <text:p>5.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5.8">
                <text:p>5.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6.2">
                <text:p>6.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6.6">
                <text:p>6.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6.7">
                <text:p>6.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6.7">
                <text:p>6.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6.8">
                <text:p>6.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6.9">
                <text:p>6.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7">
                <text:p>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7.1">
                <text:p>7.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7.2">
                <text:p>7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7.7">
                <text:p>7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7.9">
                <text:p>7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8">
                <text:p>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MS Gothic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12.5pt" style:font-family-asian="'MS Gothic'" style:font-family-generic-asian="system" style:font-pitch-asian="variable" style:font-size-asian="12.5pt" style:font-family-complex="Tahoma" style:font-family-generic-complex="system" style:font-pitch-complex="variable" style:font-size-complex="12.5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MS Gothic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6" style:family="chart">
      <style:graphic-properties draw:fill-color="#993366"/>
      <style:text-properties fo:font-family="Arial" style:font-family-generic="swiss" style:font-pitch="variable" fo:font-size="8.19999980926514pt" style:font-family-asian="'MS Gothic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5.927cm" svg:height="9.839cm" chart:class="chart:scatter" chart:style-name="ch1">
        <chart:plot-area chart:style-name="ch2" table:cell-range-address="Hoja1.$A$346:.$B$362" chart:table-number-list="0" svg:x="0.317cm" svg:y="0.366cm" svg:width="15.289cm" svg:height="9.273cm">
          <chart:axis chart:dimension="x" chart:name="primary-x" chart:style-name="ch3">
            <chart:title svg:x="7.807cm" svg:y="9.145cm" chart:style-name="ch4">
              <text:p>r=0,7</text:p>
            </chart:title>
            <chart:categories table:cell-range-address="local-table.A2:.A18"/>
          </chart:axis>
          <chart:axis chart:dimension="y" chart:name="primary-y" chart:style-name="ch5"/>
          <chart:series chart:style-name="ch6">
            <chart:domain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ila 346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5.9">
                <text:p>5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6.3">
                <text:p>6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6.3">
                <text:p>6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6.7">
                <text:p>6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6.7">
                <text:p>6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6.9">
                <text:p>6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7.1">
                <text:p>7.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7.8">
                <text:p>7.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MS Gothic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1999998092651pt" style:font-family-asian="'MS Gothic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MS Gothic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6" style:family="chart">
      <style:graphic-properties draw:fill-color="#993366"/>
      <style:text-properties fo:font-family="Arial" style:font-family-generic="swiss" style:font-pitch="variable" fo:font-size="8.10000038146973pt" style:font-family-asian="'MS Gothic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5.815cm" svg:height="9.519cm" chart:class="chart:scatter" chart:style-name="ch1">
        <chart:plot-area chart:style-name="ch2" table:cell-range-address="Hoja1.$A$391:.$A$408 Hoja1.$C$391:.$C$408" chart:table-number-list="0 0" svg:x="0.315cm" svg:y="0.356cm" svg:width="15.182cm" svg:height="8.971cm">
          <chart:axis chart:dimension="x" chart:name="primary-x" chart:style-name="ch3">
            <chart:title svg:x="7.739cm" svg:y="8.837cm" chart:style-name="ch4">
              <text:p>r= -0,7</text:p>
            </chart:title>
            <chart:categories table:cell-range-address="local-table.A2:.A19"/>
          </chart:axis>
          <chart:axis chart:dimension="y" chart:name="primary-y" chart:style-name="ch5"/>
          <chart:series chart:style-name="ch6">
            <chart:domain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ila 391</text:p>
              </table:table-cell>
              <table:table-cell office:value-type="float" office:value="5.4">
                <text:p>5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5.8">
                <text:p>5.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5.9">
                <text:p>5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6.3">
                <text:p>6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6.3">
                <text:p>6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6.7">
                <text:p>6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6.7">
                <text:p>6.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7.1">
                <text:p>7.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7.2">
                <text:p>7.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7.8">
                <text:p>7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5.4">
                <text:p>5.4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8">
                <text:p>8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8000001907349pt" style:font-family-asian="'MS Gothic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6" style:family="chart">
      <style:chart-properties chart:symbol-type="automatic" chart:mean-value="false" chart:error-margin="0" chart:error-lower-limit="0" chart:error-upper-limit="0" chart:error-category="none" chart:error-percentage="0" chart:regression-type="linear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7" style:family="chart">
      <style:graphic-properties draw:stroke="solid" svg:stroke-width="0.1cm" svg:stroke-color="#993366" draw:marker-start="" draw:marker-start-width="0.2cm" draw:marker-start-center="false" draw:marker-end="" draw:marker-end-width="0.2cm" draw:marker-end-center="false" svg:stroke-opacity="100%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51cm" svg:height="9.153cm" chart:class="chart:scatter" chart:style-name="ch1">
        <chart:plot-area chart:style-name="ch2" table:cell-range-address="Hoja2.$B$3:.$C$19" chart:table-number-list="1" svg:x="0.27cm" svg:y="0.342cm" svg:width="12.97cm" svg:height="8.629cm">
          <chart:axis chart:dimension="x" chart:name="primary-x" chart:style-name="ch3">
            <chart:title svg:x="7.24cm" svg:y="8.5cm" chart:style-name="ch4">
              <text:p>X</text:p>
            </chart:title>
            <chart:categories table:cell-range-address="local-table.A2:.A18"/>
          </chart:axis>
          <chart:axis chart:dimension="y" chart:name="primary-y" chart:style-name="ch5">
            <chart:title svg:x="0.27cm" svg:y="4.158cm" chart:style-name="ch4">
              <text:p>Y</text:p>
            </chart:title>
          </chart:axis>
          <chart:series chart:style-name="ch6">
            <chart:domain/>
            <chart:regression-curve chart:style-name="ch7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ila 12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5.8">
                <text:p>5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6.2">
                <text:p>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7.1">
                <text:p>7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7.7">
                <text:p>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7.9">
                <text:p>7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